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-0.77pt" svg:y="838.63pt">
            <loext:p draw:notify-on-update-of-ranges="'5. DSDV modif perup helper'.C12:'5. DSDV modif perup helper'.C12 '5. DSDV modif perup helper'.C13:'5. DSDV modif perup helper'.C62 '5. DSDV modif perup helper'.G12:'5. DSDV modif perup helper'.G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47" calcext:value-type="float">
            <text:p>48.47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48.47" calcext:value-type="float">
            <text:p>48.47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0.94" calcext:value-type="float">
            <text:p>30.94</text:p>
          </table:table-cell>
          <table:table-cell table:style-name="ce2" office:value-type="float" office:value="1470" calcext:value-type="float">
            <text:p>1470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1.89" calcext:value-type="float">
            <text:p>31.89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1.89" calcext:value-type="float">
            <text:p>31.89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5.45" calcext:value-type="float">
            <text:p>45.45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45.45" calcext:value-type="float">
            <text:p>45.45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1521" calcext:value-type="float">
            <text:p>1521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5.15" calcext:value-type="float">
            <text:p>55.1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55.15" calcext:value-type="float">
            <text:p>55.1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1.89" calcext:value-type="float">
            <text:p>51.8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0.89" calcext:value-type="float">
            <text:p>30.89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51.89" calcext:value-type="float">
            <text:p>51.8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0.89" calcext:value-type="float">
            <text:p>30.89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4.04" calcext:value-type="float">
            <text:p>54.0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54.04" calcext:value-type="float">
            <text:p>54.0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1.24" calcext:value-type="float">
            <text:p>41.2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office:value-type="float" office:value="41.24" calcext:value-type="float">
            <text:p>41.2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5.69" calcext:value-type="float">
            <text:p>45.69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31.96" calcext:value-type="float">
            <text:p>31.96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45.69" calcext:value-type="float">
            <text:p>45.69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31.96" calcext:value-type="float">
            <text:p>31.96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5.58" calcext:value-type="float">
            <text:p>35.58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5.58" calcext:value-type="float">
            <text:p>35.58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.82" calcext:value-type="float">
            <text:p>64.8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30.57" calcext:value-type="float">
            <text:p>30.5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64.82" calcext:value-type="float">
            <text:p>64.8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30.57" calcext:value-type="float">
            <text:p>30.5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.76" calcext:value-type="float">
            <text:p>48.7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0.59" calcext:value-type="float">
            <text:p>30.59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office:value-type="float" office:value="53.77" calcext:value-type="float">
            <text:p>53.77</text:p>
          </table:table-cell>
          <table:table-cell table:style-name="ce3" office:value-type="float" office:value="2.28" calcext:value-type="float">
            <text:p>2.28</text:p>
          </table:table-cell>
          <table:table-cell table:style-name="ce3" office:value-type="float" office:value="31.28" calcext:value-type="float">
            <text:p>31.28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9" table:formula="of:=IF([.D13]&gt;[.H13];1;0)" office:value-type="float" office:value="0" calcext:value-type="float">
            <text:p>0</text:p>
          </table:table-cell>
          <table:table-cell table:style-name="ce9" table:formula="of:=IF([.E13]&lt;[.I13];1;0)" office:value-type="float" office:value="1" calcext:value-type="float">
            <text:p>1</text:p>
          </table:table-cell>
          <table:table-cell table:style-name="ce9" table:formula="of:=IF([.F13]&lt;[.J13];1;0)" office:value-type="float" office:value="1" calcext:value-type="float">
            <text:p>1</text:p>
          </table:table-cell>
          <table:table-cell table:style-name="ce3" table:formula="of:=SUM([.K13:.N1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0" calcext:value-type="float">
            <text:p>0</text:p>
          </table:table-cell>
          <table:table-cell table:formula="of:=SUM([.K13:.K22])" office:value-type="float" office:value="8" calcext:value-type="float">
            <text:p>8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5.5" calcext:value-type="float">
            <text:p>65.5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4.92" calcext:value-type="float">
            <text:p>34.92</text:p>
          </table:table-cell>
          <table:table-cell table:style-name="ce3" office:value-type="float" office:value="1502" calcext:value-type="float">
            <text:p>1502</text:p>
          </table:table-cell>
          <table:table-cell table:style-name="ce3" office:value-type="float" office:value="59.7" calcext:value-type="float">
            <text:p>59.7</text:p>
          </table:table-cell>
          <table:table-cell table:style-name="ce3" office:value-type="float" office:value="2.58" calcext:value-type="float">
            <text:p>2.58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table:formula="of:=IF([.C14]&gt;[.G14];1;0)" office:value-type="float" office:value="1" calcext:value-type="float">
            <text:p>1</text:p>
          </table:table-cell>
          <table:table-cell table:style-name="ce9" table:formula="of:=IF([.D14]&gt;[.H14];1;0)" office:value-type="float" office:value="1" calcext:value-type="float">
            <text:p>1</text:p>
          </table:table-cell>
          <table:table-cell table:style-name="ce9" table:formula="of:=IF([.E14]&lt;[.I14];1;0)" office:value-type="float" office:value="0" calcext:value-type="float">
            <text:p>0</text:p>
          </table:table-cell>
          <table:table-cell table:style-name="ce9" table:formula="of:=IF([.F14]&lt;[.J14];1;0)" office:value-type="float" office:value="1" calcext:value-type="float">
            <text:p>1</text:p>
          </table:table-cell>
          <table:table-cell table:style-name="ce3" table:formula="of:=SUM([.K14:.N1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3" calcext:value-type="float">
            <text:p>3</text:p>
          </table:table-cell>
          <table:table-cell table:formula="of:=SUM([.L13:.L2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6.41" calcext:value-type="float">
            <text:p>56.41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55.88" calcext:value-type="float">
            <text:p>55.88</text:p>
          </table:table-cell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33.41" calcext:value-type="float">
            <text:p>33.41</text:p>
          </table:table-cell>
          <table:table-cell table:style-name="ce3" office:value-type="float" office:value="1634" calcext:value-type="float">
            <text:p>1634</text:p>
          </table:table-cell>
          <table:table-cell table:style-name="ce3" table:formula="of:=IF([.C15]&gt;[.G15];1;0)" office:value-type="float" office:value="1" calcext:value-type="float">
            <text:p>1</text:p>
          </table:table-cell>
          <table:table-cell table:style-name="ce9" table:formula="of:=IF([.D15]&gt;[.H15];1;0)" office:value-type="float" office:value="0" calcext:value-type="float">
            <text:p>0</text:p>
          </table:table-cell>
          <table:table-cell table:style-name="ce9" table:formula="of:=IF([.E15]&lt;[.I15];1;0)" office:value-type="float" office:value="1" calcext:value-type="float">
            <text:p>1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7" calcext:value-type="float">
            <text:p>7</text:p>
          </table:table-cell>
          <table:table-cell table:formula="of:=SUM([.M13:.M2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4.27" calcext:value-type="float">
            <text:p>54.27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32.36" calcext:value-type="float">
            <text:p>32.36</text:p>
          </table:table-cell>
          <table:table-cell table:style-name="ce3" office:value-type="float" office:value="1576" calcext:value-type="float">
            <text:p>1576</text:p>
          </table:table-cell>
          <table:table-cell table:style-name="ce3" office:value-type="float" office:value="49.49" calcext:value-type="float">
            <text:p>49.49</text:p>
          </table:table-cell>
          <table:table-cell table:style-name="ce3" office:value-type="float" office:value="2.09" calcext:value-type="float">
            <text:p>2.09</text:p>
          </table:table-cell>
          <table:table-cell table:style-name="ce3" office:value-type="float" office:value="34.28" calcext:value-type="float">
            <text:p>34.28</text:p>
          </table:table-cell>
          <table:table-cell table:style-name="ce3" office:value-type="float" office:value="1503" calcext:value-type="float">
            <text:p>1503</text:p>
          </table:table-cell>
          <table:table-cell table:style-name="ce3" table:formula="of:=IF([.C16]&gt;[.G16];1;0)" office:value-type="float" office:value="1" calcext:value-type="float">
            <text:p>1</text:p>
          </table:table-cell>
          <table:table-cell table:style-name="ce9" table:formula="of:=IF([.D16]&gt;[.H16];1;0)" office:value-type="float" office:value="1" calcext:value-type="float">
            <text:p>1</text:p>
          </table:table-cell>
          <table:table-cell table:style-name="ce9" table:formula="of:=IF([.E16]&lt;[.I16];1;0)" office:value-type="float" office:value="1" calcext:value-type="float">
            <text:p>1</text:p>
          </table:table-cell>
          <table:table-cell table:style-name="ce9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3.96" calcext:value-type="float">
            <text:p>53.96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float" office:value="31.11" calcext:value-type="float">
            <text:p>31.11</text:p>
          </table:table-cell>
          <table:table-cell table:style-name="ce3" office:value-type="float" office:value="1571" calcext:value-type="float">
            <text:p>1571</text:p>
          </table:table-cell>
          <table:table-cell table:style-name="ce3" office:value-type="float" office:value="54.64" calcext:value-type="float">
            <text:p>54.64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31.91" calcext:value-type="float">
            <text:p>31.91</text:p>
          </table:table-cell>
          <table:table-cell table:style-name="ce3" office:value-type="float" office:value="1580" calcext:value-type="float">
            <text:p>1580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9" table:formula="of:=IF([.D17]&gt;[.H17];1;0)" office:value-type="float" office:value="1" calcext:value-type="float">
            <text:p>1</text:p>
          </table:table-cell>
          <table:table-cell table:style-name="ce9" table:formula="of:=IF([.E17]&lt;[.I17];1;0)" office:value-type="float" office:value="1" calcext:value-type="float">
            <text:p>1</text:p>
          </table:table-cell>
          <table:table-cell table:style-name="ce9" table:formula="of:=IF([.F17]&lt;[.J17];1;0)" office:value-type="float" office:value="1" calcext:value-type="float">
            <text:p>1</text:p>
          </table:table-cell>
          <table:table-cell table:style-name="ce3" table:formula="of:=SUM([.K17:.N17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4.36" calcext:value-type="float">
            <text:p>54.36</text:p>
          </table:table-cell>
          <table:table-cell table:style-name="ce3" office:value-type="float" office:value="2.26" calcext:value-type="float">
            <text:p>2.26</text:p>
          </table:table-cell>
          <table:table-cell table:style-name="ce3" office:value-type="float" office:value="30.61" calcext:value-type="float">
            <text:p>30.61</text:p>
          </table:table-cell>
          <table:table-cell table:style-name="ce3" office:value-type="float" office:value="1541" calcext:value-type="float">
            <text:p>1541</text:p>
          </table:table-cell>
          <table:table-cell table:style-name="ce3" office:value-type="float" office:value="42.5" calcext:value-type="float">
            <text:p>42.5</text:p>
          </table:table-cell>
          <table:table-cell table:style-name="ce3" office:value-type="float" office:value="1.82" calcext:value-type="float">
            <text:p>1.82</text:p>
          </table:table-cell>
          <table:table-cell table:style-name="ce3" office:value-type="float" office:value="32.41" calcext:value-type="float">
            <text:p>32.41</text:p>
          </table:table-cell>
          <table:table-cell table:style-name="ce3" office:value-type="float" office:value="1443" calcext:value-type="float">
            <text:p>1443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1" calcext:value-type="float">
            <text:p>1</text:p>
          </table:table-cell>
          <table:table-cell table:style-name="ce9" table:formula="of:=IF([.E18]&lt;[.I18];1;0)" office:value-type="float" office:value="1" calcext:value-type="float">
            <text:p>1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26.93" calcext:value-type="float">
            <text:p>26.93</text:p>
          </table:table-cell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64.43" calcext:value-type="float">
            <text:p>64.4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31.49" calcext:value-type="float">
            <text:p>31.49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table:formula="of:=IF([.C19]&gt;[.G19];1;0)" office:value-type="float" office:value="1" calcext:value-type="float">
            <text:p>1</text:p>
          </table:table-cell>
          <table:table-cell table:style-name="ce9" table:formula="of:=IF([.D19]&gt;[.H19];1;0)" office:value-type="float" office:value="1" calcext:value-type="float">
            <text:p>1</text:p>
          </table:table-cell>
          <table:table-cell table:style-name="ce9" table:formula="of:=IF([.E19]&lt;[.I19];1;0)" office:value-type="float" office:value="1" calcext:value-type="float">
            <text:p>1</text:p>
          </table:table-cell>
          <table:table-cell table:style-name="ce9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7.87" calcext:value-type="float">
            <text:p>57.87</text:p>
          </table:table-cell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30.74" calcext:value-type="float">
            <text:p>30.74</text:p>
          </table:table-cell>
          <table:table-cell table:style-name="ce3" office:value-type="float" office:value="1534" calcext:value-type="float">
            <text:p>1534</text:p>
          </table:table-cell>
          <table:table-cell table:style-name="ce3" office:value-type="float" office:value="41.84" calcext:value-type="float">
            <text:p>41.84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32.41" calcext:value-type="float">
            <text:p>32.41</text:p>
          </table:table-cell>
          <table:table-cell table:style-name="ce3" office:value-type="float" office:value="1486" calcext:value-type="float">
            <text:p>1486</text:p>
          </table:table-cell>
          <table:table-cell table:style-name="ce3" table:formula="of:=IF([.C20]&gt;[.G20];1;0)" office:value-type="float" office:value="1" calcext:value-type="float">
            <text:p>1</text:p>
          </table:table-cell>
          <table:table-cell table:style-name="ce9" table:formula="of:=IF([.D20]&gt;[.H20];1;0)" office:value-type="float" office:value="1" calcext:value-type="float">
            <text:p>1</text:p>
          </table:table-cell>
          <table:table-cell table:style-name="ce9" table:formula="of:=IF([.E20]&lt;[.I20];1;0)" office:value-type="float" office:value="1" calcext:value-type="float">
            <text:p>1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60.51" calcext:value-type="float">
            <text:p>60.51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33.38" calcext:value-type="float">
            <text:p>33.38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58.59" calcext:value-type="float">
            <text:p>58.59</text:p>
          </table:table-cell>
          <table:table-cell table:style-name="ce3" office:value-type="float" office:value="2.49" calcext:value-type="float">
            <text:p>2.49</text:p>
          </table:table-cell>
          <table:table-cell table:style-name="ce3" office:value-type="float" office:value="31.43" calcext:value-type="float">
            <text:p>31.43</text:p>
          </table:table-cell>
          <table:table-cell table:style-name="ce3" office:value-type="float" office:value="1626" calcext:value-type="float">
            <text:p>1626</text:p>
          </table:table-cell>
          <table:table-cell table:style-name="ce3" table:formula="of:=IF([.C21]&gt;[.G21];1;0)" office:value-type="float" office:value="1" calcext:value-type="float">
            <text:p>1</text:p>
          </table:table-cell>
          <table:table-cell table:style-name="ce9" table:formula="of:=IF([.D21]&gt;[.H21];1;0)" office:value-type="float" office:value="1" calcext:value-type="float">
            <text:p>1</text:p>
          </table:table-cell>
          <table:table-cell table:style-name="ce9" table:formula="of:=IF([.E21]&lt;[.I21];1;0)" office:value-type="float" office:value="0" calcext:value-type="float">
            <text:p>0</text:p>
          </table:table-cell>
          <table:table-cell table:style-name="ce9" table:formula="of:=IF([.F21]&lt;[.J21];1;0)" office:value-type="float" office:value="1" calcext:value-type="float">
            <text:p>1</text:p>
          </table:table-cell>
          <table:table-cell table:style-name="ce3" table:formula="of:=SUM([.K21:.N21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.84" calcext:value-type="float">
            <text:p>67.84</text:p>
          </table:table-cell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33.88" calcext:value-type="float">
            <text:p>33.88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52.24" calcext:value-type="float">
            <text:p>52.24</text:p>
          </table:table-cell>
          <table:table-cell table:style-name="ce3" office:value-type="float" office:value="2.24" calcext:value-type="float">
            <text:p>2.24</text:p>
          </table:table-cell>
          <table:table-cell table:style-name="ce3" office:value-type="float" office:value="28.1" calcext:value-type="float">
            <text:p>28.1</text:p>
          </table:table-cell>
          <table:table-cell table:style-name="ce3" office:value-type="float" office:value="1455" calcext:value-type="float">
            <text:p>1455</text:p>
          </table:table-cell>
          <table:table-cell table:style-name="ce3" table:formula="of:=IF([.C22]&gt;[.G22];1;0)" office:value-type="float" office:value="1" calcext:value-type="float">
            <text:p>1</text:p>
          </table:table-cell>
          <table:table-cell table:style-name="ce9" table:formula="of:=IF([.D22]&gt;[.H22];1;0)" office:value-type="float" office:value="1" calcext:value-type="float">
            <text:p>1</text:p>
          </table:table-cell>
          <table:table-cell table:style-name="ce9" table:formula="of:=IF([.E22]&lt;[.I22];1;0)" office:value-type="float" office:value="0" calcext:value-type="float">
            <text:p>0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.2" calcext:value-type="float">
            <text:p>59.2</text:p>
          </table:table-cell>
          <table:table-cell table:style-name="ce4" office:value-type="float" office:value="2.54" calcext:value-type="float">
            <text:p>2.54</text:p>
          </table:table-cell>
          <table:table-cell table:style-name="ce4" office:value-type="float" office:value="37.05" calcext:value-type="float">
            <text:p>37.05</text:p>
          </table:table-cell>
          <table:table-cell table:style-name="ce4" office:value-type="float" office:value="1754" calcext:value-type="float">
            <text:p>1754</text:p>
          </table:table-cell>
          <table:table-cell table:style-name="ce4" office:value-type="float" office:value="57.51" calcext:value-type="float">
            <text:p>57.51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6.68" calcext:value-type="float">
            <text:p>36.68</text:p>
          </table:table-cell>
          <table:table-cell table:style-name="ce4" office:value-type="float" office:value="1677" calcext:value-type="float">
            <text:p>1677</text:p>
          </table:table-cell>
          <table:table-cell table:style-name="ce4" table:formula="of:=IF([.C23]&gt;[.G23];1;0)" office:value-type="float" office:value="1" calcext:value-type="float">
            <text:p>1</text:p>
          </table:table-cell>
          <table:table-cell table:style-name="ce10" table:formula="of:=IF([.D23]&gt;[.H23];1;0)" office:value-type="float" office:value="1" calcext:value-type="float">
            <text:p>1</text:p>
          </table:table-cell>
          <table:table-cell table:style-name="ce10" table:formula="of:=IF([.E23]&lt;[.I23];1;0)" office:value-type="float" office:value="0" calcext:value-type="float">
            <text:p>0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2" calcext:value-type="float">
            <text:p>2</text:p>
          </table:table-cell>
          <table:table-cell table:formula="of:=SUM([.K23:.K3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6.48" calcext:value-type="float">
            <text:p>56.48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57" calcext:value-type="float">
            <text:p>1557</text:p>
          </table:table-cell>
          <table:table-cell table:style-name="ce4" office:value-type="float" office:value="56.19" calcext:value-type="float">
            <text:p>56.19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35.46" calcext:value-type="float">
            <text:p>35.46</text:p>
          </table:table-cell>
          <table:table-cell table:style-name="ce4" office:value-type="float" office:value="1492" calcext:value-type="float">
            <text:p>1492</text:p>
          </table:table-cell>
          <table:table-cell table:style-name="ce4" table:formula="of:=IF([.C24]&gt;[.G24];1;0)" office:value-type="float" office:value="1" calcext:value-type="float">
            <text:p>1</text:p>
          </table:table-cell>
          <table:table-cell table:style-name="ce10" table:formula="of:=IF([.D24]&gt;[.H24];1;0)" office:value-type="float" office:value="0" calcext:value-type="float">
            <text:p>0</text:p>
          </table:table-cell>
          <table:table-cell table:style-name="ce10" table:formula="of:=IF([.E24]&lt;[.I24];1;0)" office:value-type="float" office:value="1" calcext:value-type="float">
            <text:p>1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5" calcext:value-type="float">
            <text:p>5</text:p>
          </table:table-cell>
          <table:table-cell table:formula="of:=SUM([.L23:.L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4.06" calcext:value-type="float">
            <text:p>64.06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31.75" calcext:value-type="float">
            <text:p>31.75</text:p>
          </table:table-cell>
          <table:table-cell table:style-name="ce4" office:value-type="float" office:value="1469" calcext:value-type="float">
            <text:p>1469</text:p>
          </table:table-cell>
          <table:table-cell table:style-name="ce4" office:value-type="float" office:value="44.9" calcext:value-type="float">
            <text:p>44.9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26.18" calcext:value-type="float">
            <text:p>26.18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formula="of:=IF([.C25]&gt;[.G25];1;0)" office:value-type="float" office:value="1" calcext:value-type="float">
            <text:p>1</text:p>
          </table:table-cell>
          <table:table-cell table:style-name="ce10" table:formula="of:=IF([.D25]&gt;[.H25];1;0)" office:value-type="float" office:value="1" calcext:value-type="float">
            <text:p>1</text:p>
          </table:table-cell>
          <table:table-cell table:style-name="ce10" table:formula="of:=IF([.E25]&lt;[.I25];1;0)" office:value-type="float" office:value="0" calcext:value-type="float">
            <text:p>0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1" calcext:value-type="float">
            <text:p>1</text:p>
          </table:table-cell>
          <table:table-cell table:formula="of:=SUM([.M23:.M3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73.53" calcext:value-type="float">
            <text:p>73.53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0.73" calcext:value-type="float">
            <text:p>30.73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69.74" calcext:value-type="float">
            <text:p>69.74</text:p>
          </table:table-cell>
          <table:table-cell table:style-name="ce4" office:value-type="float" office:value="2.91" calcext:value-type="float">
            <text:p>2.91</text:p>
          </table:table-cell>
          <table:table-cell table:style-name="ce4" office:value-type="float" office:value="30.27" calcext:value-type="float">
            <text:p>30.27</text:p>
          </table:table-cell>
          <table:table-cell table:style-name="ce4" office:value-type="float" office:value="1496" calcext:value-type="float">
            <text:p>1496</text:p>
          </table:table-cell>
          <table:table-cell table:style-name="ce4" table:formula="of:=IF([.C26]&gt;[.G26];1;0)" office:value-type="float" office:value="1" calcext:value-type="float">
            <text:p>1</text:p>
          </table:table-cell>
          <table:table-cell table:style-name="ce10" table:formula="of:=IF([.D26]&gt;[.H26];1;0)" office:value-type="float" office:value="1" calcext:value-type="float">
            <text:p>1</text:p>
          </table:table-cell>
          <table:table-cell table:style-name="ce10" table:formula="of:=IF([.E26]&lt;[.I26];1;0)" office:value-type="float" office:value="0" calcext:value-type="float">
            <text:p>0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3.3" calcext:value-type="float">
            <text:p>53.3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30.61" calcext:value-type="float">
            <text:p>30.61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office:value-type="float" office:value="53.47" calcext:value-type="float">
            <text:p>53.47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0.27" calcext:value-type="float">
            <text:p>30.27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0" table:formula="of:=IF([.D27]&gt;[.H27];1;0)" office:value-type="float" office:value="0" calcext:value-type="float">
            <text:p>0</text:p>
          </table:table-cell>
          <table:table-cell table:style-name="ce10" table:formula="of:=IF([.E27]&lt;[.I27];1;0)" office:value-type="float" office:value="0" calcext:value-type="float">
            <text:p>0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8.71" calcext:value-type="float">
            <text:p>58.71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42.17" calcext:value-type="float">
            <text:p>42.17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64.25" calcext:value-type="float">
            <text:p>64.25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29.17" calcext:value-type="float">
            <text:p>29.17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0" table:formula="of:=IF([.D28]&gt;[.H28];1;0)" office:value-type="float" office:value="0" calcext:value-type="float">
            <text:p>0</text:p>
          </table:table-cell>
          <table:table-cell table:style-name="ce10" table:formula="of:=IF([.E28]&lt;[.I28];1;0)" office:value-type="float" office:value="0" calcext:value-type="float">
            <text:p>0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30.45" calcext:value-type="float">
            <text:p>30.45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64.32" calcext:value-type="float">
            <text:p>64.32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31.28" calcext:value-type="float">
            <text:p>31.28</text:p>
          </table:table-cell>
          <table:table-cell table:style-name="ce4" office:value-type="float" office:value="1546" calcext:value-type="float">
            <text:p>1546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0" table:formula="of:=IF([.D29]&gt;[.H29];1;0)" office:value-type="float" office:value="0" calcext:value-type="float">
            <text:p>0</text:p>
          </table:table-cell>
          <table:table-cell table:style-name="ce10" table:formula="of:=IF([.E29]&lt;[.I29];1;0)" office:value-type="float" office:value="1" calcext:value-type="float">
            <text:p>1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6.19" calcext:value-type="float">
            <text:p>56.19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32.51" calcext:value-type="float">
            <text:p>32.51</text:p>
          </table:table-cell>
          <table:table-cell table:style-name="ce4" office:value-type="float" office:value="1672" calcext:value-type="float">
            <text:p>1672</text:p>
          </table:table-cell>
          <table:table-cell table:style-name="ce4" office:value-type="float" office:value="55.38" calcext:value-type="float">
            <text:p>55.38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40.91" calcext:value-type="float">
            <text:p>40.91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IF([.C30]&gt;[.G30];1;0)" office:value-type="float" office:value="1" calcext:value-type="float">
            <text:p>1</text:p>
          </table:table-cell>
          <table:table-cell table:style-name="ce10" table:formula="of:=IF([.D30]&gt;[.H30];1;0)" office:value-type="float" office:value="1" calcext:value-type="float">
            <text:p>1</text:p>
          </table:table-cell>
          <table:table-cell table:style-name="ce10" table:formula="of:=IF([.E30]&lt;[.I30];1;0)" office:value-type="float" office:value="1" calcext:value-type="float">
            <text:p>1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65.85" calcext:value-type="float">
            <text:p>65.85</text:p>
          </table:table-cell>
          <table:table-cell table:style-name="ce4" office:value-type="float" office:value="2.89" calcext:value-type="float">
            <text:p>2.89</text:p>
          </table:table-cell>
          <table:table-cell table:style-name="ce4" office:value-type="float" office:value="32.25" calcext:value-type="float">
            <text:p>32.25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office:value-type="float" office:value="57.43" calcext:value-type="float">
            <text:p>57.43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table:formula="of:=IF([.C31]&gt;[.G31];1;0)" office:value-type="float" office:value="1" calcext:value-type="float">
            <text:p>1</text:p>
          </table:table-cell>
          <table:table-cell table:style-name="ce10" table:formula="of:=IF([.D31]&gt;[.H31];1;0)" office:value-type="float" office:value="1" calcext:value-type="float">
            <text:p>1</text:p>
          </table:table-cell>
          <table:table-cell table:style-name="ce10" table:formula="of:=IF([.E31]&lt;[.I31];1;0)" office:value-type="float" office:value="0" calcext:value-type="float">
            <text:p>0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7.22" calcext:value-type="float">
            <text:p>57.22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0.68" calcext:value-type="float">
            <text:p>30.68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57.35" calcext:value-type="float">
            <text:p>57.35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30.39" calcext:value-type="float">
            <text:p>30.39</text:p>
          </table:table-cell>
          <table:table-cell table:style-name="ce4" office:value-type="float" office:value="1539" calcext:value-type="float">
            <text:p>1539</text:p>
          </table:table-cell>
          <table:table-cell table:style-name="ce4" table:formula="of:=IF([.C32]&gt;[.G32];1;0)" office:value-type="float" office:value="0" calcext:value-type="float">
            <text:p>0</text:p>
          </table:table-cell>
          <table:table-cell table:style-name="ce10" table:formula="of:=IF([.D32]&gt;[.H32];1;0)" office:value-type="float" office:value="0" calcext:value-type="float">
            <text:p>0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1" calcext:value-type="float">
            <text:p>1</text:p>
          </table:table-cell>
          <table:table-cell table:style-name="ce4" table:formula="of:=SUM([.K32:.N32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2.45" calcext:value-type="float">
            <text:p>52.45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30.56" calcext:value-type="float">
            <text:p>30.56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51.03" calcext:value-type="float">
            <text:p>51.03</text:p>
          </table:table-cell>
          <table:table-cell table:style-name="ce5" office:value-type="float" office:value="2.11" calcext:value-type="float">
            <text:p>2.11</text:p>
          </table:table-cell>
          <table:table-cell table:style-name="ce5" office:value-type="float" office:value="31.15" calcext:value-type="float">
            <text:p>31.15</text:p>
          </table:table-cell>
          <table:table-cell table:style-name="ce5" office:value-type="float" office:value="1525" calcext:value-type="float">
            <text:p>1525</text:p>
          </table:table-cell>
          <table:table-cell table:style-name="ce5" table:formula="of:=IF([.C33]&gt;[.G33];1;0)" office:value-type="float" office:value="1" calcext:value-type="float">
            <text:p>1</text:p>
          </table:table-cell>
          <table:table-cell table:style-name="ce11" table:formula="of:=IF([.D33]&gt;[.H33];1;0)" office:value-type="float" office:value="1" calcext:value-type="float">
            <text:p>1</text:p>
          </table:table-cell>
          <table:table-cell table:style-name="ce11" table:formula="of:=IF([.E33]&lt;[.I33];1;0)" office:value-type="float" office:value="1" calcext:value-type="float">
            <text:p>1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3" calcext:value-type="float">
            <text:p>3</text:p>
          </table:table-cell>
          <table:table-cell table:formula="of:=SUM([.K33:.K4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2.36" calcext:value-type="float">
            <text:p>62.36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32.11" calcext:value-type="float">
            <text:p>32.11</text:p>
          </table:table-cell>
          <table:table-cell table:style-name="ce5" office:value-type="float" office:value="1955" calcext:value-type="float">
            <text:p>1955</text:p>
          </table:table-cell>
          <table:table-cell table:style-name="ce5" office:value-type="float" office:value="53.81" calcext:value-type="float">
            <text:p>53.81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30.39" calcext:value-type="float">
            <text:p>30.39</text:p>
          </table:table-cell>
          <table:table-cell table:style-name="ce5" office:value-type="float" office:value="1444" calcext:value-type="float">
            <text:p>1444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0" calcext:value-type="float">
            <text:p>0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5" calcext:value-type="float">
            <text:p>5</text:p>
          </table:table-cell>
          <table:table-cell table:formula="of:=SUM([.L33:.L4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39.37" calcext:value-type="float">
            <text:p>39.37</text:p>
          </table:table-cell>
          <table:table-cell table:style-name="ce5" office:value-type="float" office:value="1872" calcext:value-type="float">
            <text:p>1872</text:p>
          </table:table-cell>
          <table:table-cell table:style-name="ce5" office:value-type="float" office:value="51.52" calcext:value-type="float">
            <text:p>51.52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31.5" calcext:value-type="float">
            <text:p>31.5</text:p>
          </table:table-cell>
          <table:table-cell table:style-name="ce5" office:value-type="float" office:value="1413" calcext:value-type="float">
            <text:p>1413</text:p>
          </table:table-cell>
          <table:table-cell table:style-name="ce5" table:formula="of:=IF([.C35]&gt;[.G35];1;0)" office:value-type="float" office:value="1" calcext:value-type="float">
            <text:p>1</text:p>
          </table:table-cell>
          <table:table-cell table:style-name="ce11" table:formula="of:=IF([.D35]&gt;[.H35];1;0)" office:value-type="float" office:value="1" calcext:value-type="float">
            <text:p>1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2" calcext:value-type="float">
            <text:p>2</text:p>
          </table:table-cell>
          <table:table-cell table:formula="of:=SUM([.M33:.M4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2.31" calcext:value-type="float">
            <text:p>62.31</text:p>
          </table:table-cell>
          <table:table-cell table:style-name="ce5" office:value-type="float" office:value="2.65" calcext:value-type="float">
            <text:p>2.65</text:p>
          </table:table-cell>
          <table:table-cell table:style-name="ce5" office:value-type="float" office:value="31.03" calcext:value-type="float">
            <text:p>31.03</text:p>
          </table:table-cell>
          <table:table-cell table:style-name="ce5" office:value-type="float" office:value="1806" calcext:value-type="float">
            <text:p>1806</text:p>
          </table:table-cell>
          <table:table-cell table:style-name="ce5" office:value-type="float" office:value="61.58" calcext:value-type="float">
            <text:p>61.58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office:value-type="float" office:value="1514" calcext:value-type="float">
            <text:p>1514</text:p>
          </table:table-cell>
          <table:table-cell table:style-name="ce5" table:formula="of:=IF([.C36]&gt;[.G36];1;0)" office:value-type="float" office:value="1" calcext:value-type="float">
            <text:p>1</text:p>
          </table:table-cell>
          <table:table-cell table:style-name="ce11" table:formula="of:=IF([.D36]&gt;[.H36];1;0)" office:value-type="float" office:value="0" calcext:value-type="float">
            <text:p>0</text:p>
          </table:table-cell>
          <table:table-cell table:style-name="ce11" table:formula="of:=IF([.E36]&lt;[.I36];1;0)" office:value-type="float" office:value="0" calcext:value-type="float">
            <text:p>0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7.86" calcext:value-type="float">
            <text:p>67.86</text:p>
          </table:table-cell>
          <table:table-cell table:style-name="ce5" office:value-type="float" office:value="2.85" calcext:value-type="float">
            <text:p>2.85</text:p>
          </table:table-cell>
          <table:table-cell table:style-name="ce5" office:value-type="float" office:value="33.4" calcext:value-type="float">
            <text:p>33.4</text:p>
          </table:table-cell>
          <table:table-cell table:style-name="ce5" office:value-type="float" office:value="1918" calcext:value-type="float">
            <text:p>1918</text:p>
          </table:table-cell>
          <table:table-cell table:style-name="ce5" office:value-type="float" office:value="49.49" calcext:value-type="float">
            <text:p>49.49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32.73" calcext:value-type="float">
            <text:p>32.73</text:p>
          </table:table-cell>
          <table:table-cell table:style-name="ce5" office:value-type="float" office:value="1383" calcext:value-type="float">
            <text:p>1383</text:p>
          </table:table-cell>
          <table:table-cell table:style-name="ce5" table:formula="of:=IF([.C37]&gt;[.G37];1;0)" office:value-type="float" office:value="1" calcext:value-type="float">
            <text:p>1</text:p>
          </table:table-cell>
          <table:table-cell table:style-name="ce11" table:formula="of:=IF([.D37]&gt;[.H37];1;0)" office:value-type="float" office:value="1" calcext:value-type="float">
            <text:p>1</text:p>
          </table:table-cell>
          <table:table-cell table:style-name="ce11" table:formula="of:=IF([.E37]&lt;[.I37];1;0)" office:value-type="float" office:value="0" calcext:value-type="float">
            <text:p>0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1.46" calcext:value-type="float">
            <text:p>61.46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30.57" calcext:value-type="float">
            <text:p>30.57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59.9" calcext:value-type="float">
            <text:p>59.9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25.86" calcext:value-type="float">
            <text:p>25.86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table:formula="of:=IF([.C38]&gt;[.G38];1;0)" office:value-type="float" office:value="1" calcext:value-type="float">
            <text:p>1</text:p>
          </table:table-cell>
          <table:table-cell table:style-name="ce11" table:formula="of:=IF([.D38]&gt;[.H38];1;0)" office:value-type="float" office:value="1" calcext:value-type="float">
            <text:p>1</text:p>
          </table:table-cell>
          <table:table-cell table:style-name="ce11" table:formula="of:=IF([.E38]&lt;[.I38];1;0)" office:value-type="float" office:value="0" calcext:value-type="float">
            <text:p>0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9.22" calcext:value-type="float">
            <text:p>59.22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30.97" calcext:value-type="float">
            <text:p>30.97</text:p>
          </table:table-cell>
          <table:table-cell table:style-name="ce5" office:value-type="float" office:value="1685" calcext:value-type="float">
            <text:p>1685</text:p>
          </table:table-cell>
          <table:table-cell table:style-name="ce5" office:value-type="float" office:value="64.97" calcext:value-type="float">
            <text:p>64.97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37.88" calcext:value-type="float">
            <text:p>37.88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1" table:formula="of:=IF([.D39]&gt;[.H39];1;0)" office:value-type="float" office:value="0" calcext:value-type="float">
            <text:p>0</text:p>
          </table:table-cell>
          <table:table-cell table:style-name="ce11" table:formula="of:=IF([.E39]&lt;[.I39];1;0)" office:value-type="float" office:value="1" calcext:value-type="float">
            <text:p>1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1.65" calcext:value-type="float">
            <text:p>61.65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102.09" calcext:value-type="float">
            <text:p>102.09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2.62" calcext:value-type="float">
            <text:p>2.62</text:p>
          </table:table-cell>
          <table:table-cell table:style-name="ce5" office:value-type="float" office:value="85.54" calcext:value-type="float">
            <text:p>85.54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table:formula="of:=IF([.C40]&gt;[.G40];1;0)" office:value-type="float" office:value="1" calcext:value-type="float">
            <text:p>1</text:p>
          </table:table-cell>
          <table:table-cell table:style-name="ce11" table:formula="of:=IF([.D40]&gt;[.H40];1;0)" office:value-type="float" office:value="1" calcext:value-type="float">
            <text:p>1</text:p>
          </table:table-cell>
          <table:table-cell table:style-name="ce11" table:formula="of:=IF([.E40]&lt;[.I40];1;0)" office:value-type="float" office:value="0" calcext:value-type="float">
            <text:p>0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48.72" calcext:value-type="float">
            <text:p>48.72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34.46" calcext:value-type="float">
            <text:p>34.46</text:p>
          </table:table-cell>
          <table:table-cell table:style-name="ce5" office:value-type="float" office:value="1552" calcext:value-type="float">
            <text:p>1552</text:p>
          </table:table-cell>
          <table:table-cell table:style-name="ce5" office:value-type="float" office:value="46.97" calcext:value-type="float">
            <text:p>46.97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34.49" calcext:value-type="float">
            <text:p>34.49</text:p>
          </table:table-cell>
          <table:table-cell table:style-name="ce5" office:value-type="float" office:value="1468" calcext:value-type="float">
            <text:p>1468</text:p>
          </table:table-cell>
          <table:table-cell table:style-name="ce5" table:formula="of:=IF([.C41]&gt;[.G41];1;0)" office:value-type="float" office:value="1" calcext:value-type="float">
            <text:p>1</text:p>
          </table:table-cell>
          <table:table-cell table:style-name="ce11" table:formula="of:=IF([.D41]&gt;[.H41];1;0)" office:value-type="float" office:value="1" calcext:value-type="float">
            <text:p>1</text:p>
          </table:table-cell>
          <table:table-cell table:style-name="ce11" table:formula="of:=IF([.E41]&lt;[.I41];1;0)" office:value-type="float" office:value="1" calcext:value-type="float">
            <text:p>1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.96" calcext:value-type="float">
            <text:p>55.96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30.85" calcext:value-type="float">
            <text:p>30.85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33.47" calcext:value-type="float">
            <text:p>33.47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table:formula="of:=IF([.C42]&gt;[.G42];1;0)" office:value-type="float" office:value="0" calcext:value-type="float">
            <text:p>0</text:p>
          </table:table-cell>
          <table:table-cell table:style-name="ce11" table:formula="of:=IF([.D42]&gt;[.H42];1;0)" office:value-type="float" office:value="0" calcext:value-type="float">
            <text:p>0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92" calcext:value-type="float">
            <text:p>54.92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1623" calcext:value-type="float">
            <text:p>1623</text:p>
          </table:table-cell>
          <table:table-cell table:style-name="ce6" office:value-type="float" office:value="60.4" calcext:value-type="float">
            <text:p>60.4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32.76" calcext:value-type="float">
            <text:p>32.76</text:p>
          </table:table-cell>
          <table:table-cell table:style-name="ce6" office:value-type="float" office:value="1527" calcext:value-type="float">
            <text:p>1527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2" table:formula="of:=IF([.D43]&gt;[.H43];1;0)" office:value-type="float" office:value="0" calcext:value-type="float">
            <text:p>0</text:p>
          </table:table-cell>
          <table:table-cell table:style-name="ce12" table:formula="of:=IF([.E43]&lt;[.I43];1;0)" office:value-type="float" office:value="1" calcext:value-type="float">
            <text:p>1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3" calcext:value-type="float">
            <text:p>3</text:p>
          </table:table-cell>
          <table:table-cell table:formula="of:=SUM([.K43:.K5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48.47" calcext:value-type="float">
            <text:p>48.47</text:p>
          </table:table-cell>
          <table:table-cell table:style-name="ce6" office:value-type="float" office:value="2.03" calcext:value-type="float">
            <text:p>2.03</text:p>
          </table:table-cell>
          <table:table-cell table:style-name="ce6" office:value-type="float" office:value="42.1" calcext:value-type="float">
            <text:p>42.1</text:p>
          </table:table-cell>
          <table:table-cell table:style-name="ce6" office:value-type="float" office:value="1695" calcext:value-type="float">
            <text:p>1695</text:p>
          </table:table-cell>
          <table:table-cell table:style-name="ce6" office:value-type="float" office:value="41.21" calcext:value-type="float">
            <text:p>41.21</text:p>
          </table:table-cell>
          <table:table-cell table:style-name="ce6" office:value-type="float" office:value="1.76" calcext:value-type="float">
            <text:p>1.76</text:p>
          </table:table-cell>
          <table:table-cell table:style-name="ce6" office:value-type="float" office:value="37.67" calcext:value-type="float">
            <text:p>37.67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0" calcext:value-type="float">
            <text:p>0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4" calcext:value-type="float">
            <text:p>4</text:p>
          </table:table-cell>
          <table:table-cell table:formula="of:=SUM([.L43:.L5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1.42" calcext:value-type="float">
            <text:p>61.42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30.57" calcext:value-type="float">
            <text:p>30.57</text:p>
          </table:table-cell>
          <table:table-cell table:style-name="ce6" office:value-type="float" office:value="1837" calcext:value-type="float">
            <text:p>1837</text:p>
          </table:table-cell>
          <table:table-cell table:style-name="ce6" office:value-type="float" office:value="57.81" calcext:value-type="float">
            <text:p>57.81</text:p>
          </table:table-cell>
          <table:table-cell table:style-name="ce6" office:value-type="float" office:value="2.38" calcext:value-type="float">
            <text:p>2.38</text:p>
          </table:table-cell>
          <table:table-cell table:style-name="ce6" office:value-type="float" office:value="37.09" calcext:value-type="float">
            <text:p>37.09</text:p>
          </table:table-cell>
          <table:table-cell table:style-name="ce6" office:value-type="float" office:value="1457" calcext:value-type="float">
            <text:p>1457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1" calcext:value-type="float">
            <text:p>1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2" calcext:value-type="float">
            <text:p>2</text:p>
          </table:table-cell>
          <table:table-cell table:formula="of:=SUM([.M43:.M5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9.51" calcext:value-type="float">
            <text:p>59.51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223.97" calcext:value-type="float">
            <text:p>223.97</text:p>
          </table:table-cell>
          <table:table-cell table:style-name="ce6" office:value-type="float" office:value="1596" calcext:value-type="float">
            <text:p>1596</text:p>
          </table:table-cell>
          <table:table-cell table:style-name="ce6" office:value-type="float" office:value="59.39" calcext:value-type="float">
            <text:p>59.39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6.53" calcext:value-type="float">
            <text:p>36.53</text:p>
          </table:table-cell>
          <table:table-cell table:style-name="ce6" office:value-type="float" office:value="1506" calcext:value-type="float">
            <text:p>1506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2" table:formula="of:=IF([.D46]&gt;[.H46];1;0)" office:value-type="float" office:value="1" calcext:value-type="float">
            <text:p>1</text:p>
          </table:table-cell>
          <table:table-cell table:style-name="ce12" table:formula="of:=IF([.E46]&lt;[.I46];1;0)" office:value-type="float" office:value="0" calcext:value-type="float">
            <text:p>0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8.5" calcext:value-type="float">
            <text:p>58.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4.96" calcext:value-type="float">
            <text:p>34.96</text:p>
          </table:table-cell>
          <table:table-cell table:style-name="ce6" office:value-type="float" office:value="1724" calcext:value-type="float">
            <text:p>1724</text:p>
          </table:table-cell>
          <table:table-cell table:style-name="ce6" office:value-type="float" office:value="57.36" calcext:value-type="float">
            <text:p>57.36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34.51" calcext:value-type="float">
            <text:p>34.51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2" table:formula="of:=IF([.D47]&gt;[.H47];1;0)" office:value-type="float" office:value="1" calcext:value-type="float">
            <text:p>1</text:p>
          </table:table-cell>
          <table:table-cell table:style-name="ce12" table:formula="of:=IF([.E47]&lt;[.I47];1;0)" office:value-type="float" office:value="0" calcext:value-type="float">
            <text:p>0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59.18" calcext:value-type="float">
            <text:p>59.18</text:p>
          </table:table-cell>
          <table:table-cell table:style-name="ce6" office:value-type="float" office:value="2.49" calcext:value-type="float">
            <text:p>2.49</text:p>
          </table:table-cell>
          <table:table-cell table:style-name="ce6" office:value-type="float" office:value="48.72" calcext:value-type="float">
            <text:p>48.72</text:p>
          </table:table-cell>
          <table:table-cell table:style-name="ce6" office:value-type="float" office:value="1802" calcext:value-type="float">
            <text:p>1802</text:p>
          </table:table-cell>
          <table:table-cell table:style-name="ce6" office:value-type="float" office:value="58.5" calcext:value-type="float">
            <text:p>58.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1.19" calcext:value-type="float">
            <text:p>31.19</text:p>
          </table:table-cell>
          <table:table-cell table:style-name="ce6" office:value-type="float" office:value="1487" calcext:value-type="float">
            <text:p>148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2" table:formula="of:=IF([.D48]&gt;[.H48];1;0)" office:value-type="float" office:value="0" calcext:value-type="float">
            <text:p>0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55.56" calcext:value-type="float">
            <text:p>55.56</text:p>
          </table:table-cell>
          <table:table-cell table:style-name="ce6" office:value-type="float" office:value="2.36" calcext:value-type="float">
            <text:p>2.36</text:p>
          </table:table-cell>
          <table:table-cell table:style-name="ce6" office:value-type="float" office:value="31.26" calcext:value-type="float">
            <text:p>31.26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61.42" calcext:value-type="float">
            <text:p>61.42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171.19" calcext:value-type="float">
            <text:p>171.19</text:p>
          </table:table-cell>
          <table:table-cell table:style-name="ce6" office:value-type="float" office:value="1605" calcext:value-type="float">
            <text:p>1605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2" table:formula="of:=IF([.D49]&gt;[.H49];1;0)" office:value-type="float" office:value="0" calcext:value-type="float">
            <text:p>0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63.05" calcext:value-type="float">
            <text:p>63.05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40.1" calcext:value-type="float">
            <text:p>40.1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office:value-type="float" office:value="63.02" calcext:value-type="float">
            <text:p>63.02</text:p>
          </table:table-cell>
          <table:table-cell table:style-name="ce6" office:value-type="float" office:value="2.58" calcext:value-type="float">
            <text:p>2.58</text:p>
          </table:table-cell>
          <table:table-cell table:style-name="ce6" office:value-type="float" office:value="30.38" calcext:value-type="float">
            <text:p>30.38</text:p>
          </table:table-cell>
          <table:table-cell table:style-name="ce6" office:value-type="float" office:value="1499" calcext:value-type="float">
            <text:p>1499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1" calcext:value-type="float">
            <text:p>1</text:p>
          </table:table-cell>
          <table:table-cell table:style-name="ce12" table:formula="of:=IF([.E50]&lt;[.I50];1;0)" office:value-type="float" office:value="0" calcext:value-type="float">
            <text:p>0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8.97" calcext:value-type="float">
            <text:p>58.97</text:p>
          </table:table-cell>
          <table:table-cell table:style-name="ce6" office:value-type="float" office:value="2.47" calcext:value-type="float">
            <text:p>2.47</text:p>
          </table:table-cell>
          <table:table-cell table:style-name="ce6" office:value-type="float" office:value="26.98" calcext:value-type="float">
            <text:p>26.98</text:p>
          </table:table-cell>
          <table:table-cell table:style-name="ce6" office:value-type="float" office:value="1606" calcext:value-type="float">
            <text:p>1606</text:p>
          </table:table-cell>
          <table:table-cell table:style-name="ce6" office:value-type="float" office:value="65.82" calcext:value-type="float">
            <text:p>65.82</text:p>
          </table:table-cell>
          <table:table-cell table:style-name="ce6" office:value-type="float" office:value="2.76" calcext:value-type="float">
            <text:p>2.76</text:p>
          </table:table-cell>
          <table:table-cell table:style-name="ce6" office:value-type="float" office:value="26.64" calcext:value-type="float">
            <text:p>26.64</text:p>
          </table:table-cell>
          <table:table-cell table:style-name="ce6" office:value-type="float" office:value="1397" calcext:value-type="float">
            <text:p>1397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2" table:formula="of:=IF([.D51]&gt;[.H51];1;0)" office:value-type="float" office:value="0" calcext:value-type="float">
            <text:p>0</text:p>
          </table:table-cell>
          <table:table-cell table:style-name="ce12" table:formula="of:=IF([.E51]&lt;[.I51];1;0)" office:value-type="float" office:value="0" calcext:value-type="float">
            <text:p>0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.1" calcext:value-type="float">
            <text:p>60.1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31.27" calcext:value-type="float">
            <text:p>31.27</text:p>
          </table:table-cell>
          <table:table-cell table:style-name="ce6" office:value-type="float" office:value="1649" calcext:value-type="float">
            <text:p>1649</text:p>
          </table:table-cell>
          <table:table-cell table:style-name="ce6" office:value-type="float" office:value="43.37" calcext:value-type="float">
            <text:p>43.37</text:p>
          </table:table-cell>
          <table:table-cell table:style-name="ce6" office:value-type="float" office:value="1.82" calcext:value-type="float">
            <text:p>1.82</text:p>
          </table:table-cell>
          <table:table-cell table:style-name="ce6" office:value-type="float" office:value="35.31" calcext:value-type="float">
            <text:p>35.31</text:p>
          </table:table-cell>
          <table:table-cell table:style-name="ce6" office:value-type="float" office:value="1419" calcext:value-type="float">
            <text:p>1419</text:p>
          </table:table-cell>
          <table:table-cell table:style-name="ce6" table:formula="of:=IF([.C52]&gt;[.G52];1;0)" office:value-type="float" office:value="1" calcext:value-type="float">
            <text:p>1</text:p>
          </table:table-cell>
          <table:table-cell table:style-name="ce12" table:formula="of:=IF([.D52]&gt;[.H52];1;0)" office:value-type="float" office:value="1" calcext:value-type="float">
            <text:p>1</text:p>
          </table:table-cell>
          <table:table-cell table:style-name="ce12" table:formula="of:=IF([.E52]&lt;[.I52];1;0)" office:value-type="float" office:value="1" calcext:value-type="float">
            <text:p>1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.38" calcext:value-type="float">
            <text:p>59.38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46.27" calcext:value-type="float">
            <text:p>46.27</text:p>
          </table:table-cell>
          <table:table-cell table:style-name="ce7" office:value-type="float" office:value="1621" calcext:value-type="float">
            <text:p>1621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30.44" calcext:value-type="float">
            <text:p>30.44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3" table:formula="of:=IF([.D53]&gt;[.H53];1;0)" office:value-type="float" office:value="0" calcext:value-type="float">
            <text:p>0</text:p>
          </table:table-cell>
          <table:table-cell table:style-name="ce13" table:formula="of:=IF([.E53]&lt;[.I53];1;0)" office:value-type="float" office:value="0" calcext:value-type="float">
            <text:p>0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1" calcext:value-type="float">
            <text:p>1</text:p>
          </table:table-cell>
          <table:table-cell table:formula="of:=SUM([.K53:.K6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65.66" calcext:value-type="float">
            <text:p>65.66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130.62" calcext:value-type="float">
            <text:p>130.62</text:p>
          </table:table-cell>
          <table:table-cell table:style-name="ce7" office:value-type="float" office:value="1995" calcext:value-type="float">
            <text:p>1995</text:p>
          </table:table-cell>
          <table:table-cell table:style-name="ce7" office:value-type="float" office:value="47.52" calcext:value-type="float">
            <text:p>47.52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542" calcext:value-type="float">
            <text:p>1542</text:p>
          </table:table-cell>
          <table:table-cell table:style-name="ce7" table:formula="of:=IF([.C54]&gt;[.G54];1;0)" office:value-type="float" office:value="1" calcext:value-type="float">
            <text:p>1</text:p>
          </table:table-cell>
          <table:table-cell table:style-name="ce13" table:formula="of:=IF([.D54]&gt;[.H54];1;0)" office:value-type="float" office:value="1" calcext:value-type="float">
            <text:p>1</text:p>
          </table:table-cell>
          <table:table-cell table:style-name="ce13" table:formula="of:=IF([.E54]&lt;[.I54];1;0)" office:value-type="float" office:value="0" calcext:value-type="float">
            <text:p>0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4" calcext:value-type="float">
            <text:p>4</text:p>
          </table:table-cell>
          <table:table-cell table:formula="of:=SUM([.L53:.L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8.69" calcext:value-type="float">
            <text:p>68.69</text:p>
          </table:table-cell>
          <table:table-cell table:style-name="ce7" office:value-type="float" office:value="2.92" calcext:value-type="float">
            <text:p>2.92</text:p>
          </table:table-cell>
          <table:table-cell table:style-name="ce7" office:value-type="float" office:value="30.65" calcext:value-type="float">
            <text:p>30.65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58.21" calcext:value-type="float">
            <text:p>58.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30.5" calcext:value-type="float">
            <text:p>30.5</text:p>
          </table:table-cell>
          <table:table-cell table:style-name="ce7" office:value-type="float" office:value="1531" calcext:value-type="float">
            <text:p>1531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3" table:formula="of:=IF([.D55]&gt;[.H55];1;0)" office:value-type="float" office:value="1" calcext:value-type="float">
            <text:p>1</text:p>
          </table:table-cell>
          <table:table-cell table:style-name="ce13" table:formula="of:=IF([.E55]&lt;[.I55];1;0)" office:value-type="float" office:value="0" calcext:value-type="float">
            <text:p>0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3" calcext:value-type="float">
            <text:p>3</text:p>
          </table:table-cell>
          <table:table-cell table:formula="of:=SUM([.M53:.M6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8.79" calcext:value-type="float">
            <text:p>58.79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30.32" calcext:value-type="float">
            <text:p>30.32</text:p>
          </table:table-cell>
          <table:table-cell table:style-name="ce7" office:value-type="float" office:value="1621" calcext:value-type="float">
            <text:p>1621</text:p>
          </table:table-cell>
          <table:table-cell table:style-name="ce7" office:value-type="float" office:value="56.57" calcext:value-type="float">
            <text:p>56.57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0.33" calcext:value-type="float">
            <text:p>30.33</text:p>
          </table:table-cell>
          <table:table-cell table:style-name="ce7" office:value-type="float" office:value="1467" calcext:value-type="float">
            <text:p>1467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3" table:formula="of:=IF([.D56]&gt;[.H56];1;0)" office:value-type="float" office:value="1" calcext:value-type="float">
            <text:p>1</text:p>
          </table:table-cell>
          <table:table-cell table:style-name="ce13" table:formula="of:=IF([.E56]&lt;[.I56];1;0)" office:value-type="float" office:value="1" calcext:value-type="float">
            <text:p>1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1.54" calcext:value-type="float">
            <text:p>61.5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110.02" calcext:value-type="float">
            <text:p>110.02</text:p>
          </table:table-cell>
          <table:table-cell table:style-name="ce7" office:value-type="float" office:value="1749" calcext:value-type="float">
            <text:p>1749</text:p>
          </table:table-cell>
          <table:table-cell table:style-name="ce7" office:value-type="float" office:value="59.2" calcext:value-type="float">
            <text:p>59.2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34.13" calcext:value-type="float">
            <text:p>34.13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3" table:formula="of:=IF([.D57]&gt;[.H57];1;0)" office:value-type="float" office:value="1" calcext:value-type="float">
            <text:p>1</text:p>
          </table:table-cell>
          <table:table-cell table:style-name="ce13" table:formula="of:=IF([.E57]&lt;[.I57];1;0)" office:value-type="float" office:value="0" calcext:value-type="float">
            <text:p>0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2.87" calcext:value-type="float">
            <text:p>62.87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32.02" calcext:value-type="float">
            <text:p>32.02</text:p>
          </table:table-cell>
          <table:table-cell table:style-name="ce7" office:value-type="float" office:value="1681" calcext:value-type="float">
            <text:p>1681</text:p>
          </table:table-cell>
          <table:table-cell table:style-name="ce7" office:value-type="float" office:value="61.81" calcext:value-type="float">
            <text:p>61.81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36.63" calcext:value-type="float">
            <text:p>36.63</text:p>
          </table:table-cell>
          <table:table-cell table:style-name="ce7" office:value-type="float" office:value="1491" calcext:value-type="float">
            <text:p>1491</text:p>
          </table:table-cell>
          <table:table-cell table:style-name="ce7" table:formula="of:=IF([.C58]&gt;[.G58];1;0)" office:value-type="float" office:value="1" calcext:value-type="float">
            <text:p>1</text:p>
          </table:table-cell>
          <table:table-cell table:style-name="ce13" table:formula="of:=IF([.D58]&gt;[.H58];1;0)" office:value-type="float" office:value="1" calcext:value-type="float">
            <text:p>1</text:p>
          </table:table-cell>
          <table:table-cell table:style-name="ce13" table:formula="of:=IF([.E58]&lt;[.I58];1;0)" office:value-type="float" office:value="1" calcext:value-type="float">
            <text:p>1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54.73" calcext:value-type="float">
            <text:p>54.73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35.72" calcext:value-type="float">
            <text:p>35.72</text:p>
          </table:table-cell>
          <table:table-cell table:style-name="ce7" office:value-type="float" office:value="1912" calcext:value-type="float">
            <text:p>191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30.35" calcext:value-type="float">
            <text:p>30.35</text:p>
          </table:table-cell>
          <table:table-cell table:style-name="ce7" office:value-type="float" office:value="1467" calcext:value-type="float">
            <text:p>1467</text:p>
          </table:table-cell>
          <table:table-cell table:style-name="ce7" table:formula="of:=IF([.C59]&gt;[.G59];1;0)" office:value-type="float" office:value="1" calcext:value-type="float">
            <text:p>1</text:p>
          </table:table-cell>
          <table:table-cell table:style-name="ce13" table:formula="of:=IF([.D59]&gt;[.H59];1;0)" office:value-type="float" office:value="1" calcext:value-type="float">
            <text:p>1</text:p>
          </table:table-cell>
          <table:table-cell table:style-name="ce13" table:formula="of:=IF([.E59]&lt;[.I59];1;0)" office:value-type="float" office:value="0" calcext:value-type="float">
            <text:p>0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61.22" calcext:value-type="float">
            <text:p>61.22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30.53" calcext:value-type="float">
            <text:p>30.53</text:p>
          </table:table-cell>
          <table:table-cell table:style-name="ce7" office:value-type="float" office:value="1525" calcext:value-type="float">
            <text:p>1525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5.48" calcext:value-type="float">
            <text:p>35.48</text:p>
          </table:table-cell>
          <table:table-cell table:style-name="ce7" office:value-type="float" office:value="1425" calcext:value-type="float">
            <text:p>1425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1" calcext:value-type="float">
            <text:p>1</text:p>
          </table:table-cell>
          <table:table-cell table:style-name="ce13" table:formula="of:=IF([.E60]&lt;[.I60];1;0)" office:value-type="float" office:value="1" calcext:value-type="float">
            <text:p>1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8.67" calcext:value-type="float">
            <text:p>58.67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31.32" calcext:value-type="float">
            <text:p>31.32</text:p>
          </table:table-cell>
          <table:table-cell table:style-name="ce7" office:value-type="float" office:value="1636" calcext:value-type="float">
            <text:p>1636</text:p>
          </table:table-cell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31.02" calcext:value-type="float">
            <text:p>31.02</text:p>
          </table:table-cell>
          <table:table-cell table:style-name="ce7" office:value-type="float" office:value="1506" calcext:value-type="float">
            <text:p>1506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3" table:formula="of:=IF([.D61]&gt;[.H61];1;0)" office:value-type="float" office:value="0" calcext:value-type="float">
            <text:p>0</text:p>
          </table:table-cell>
          <table:table-cell table:style-name="ce13" table:formula="of:=IF([.E61]&lt;[.I61];1;0)" office:value-type="float" office:value="0" calcext:value-type="float">
            <text:p>0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.94" calcext:value-type="float">
            <text:p>60.9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51.65" calcext:value-type="float">
            <text:p>51.65</text:p>
          </table:table-cell>
          <table:table-cell table:style-name="ce7" office:value-type="float" office:value="1971" calcext:value-type="float">
            <text:p>1971</text:p>
          </table:table-cell>
          <table:table-cell table:style-name="ce7" office:value-type="float" office:value="58.42" calcext:value-type="float">
            <text:p>58.42</text:p>
          </table:table-cell>
          <table:table-cell table:style-name="ce7" office:value-type="float" office:value="2.52" calcext:value-type="float">
            <text:p>2.52</text:p>
          </table:table-cell>
          <table:table-cell table:style-name="ce7" office:value-type="float" office:value="39.4" calcext:value-type="float">
            <text:p>39.4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table:formula="of:=IF([.C62]&gt;[.G62];1;0)" office:value-type="float" office:value="1" calcext:value-type="float">
            <text:p>1</text:p>
          </table:table-cell>
          <table:table-cell table:style-name="ce13" table:formula="of:=IF([.D62]&gt;[.H62];1;0)" office:value-type="float" office:value="0" calcext:value-type="float">
            <text:p>0</text:p>
          </table:table-cell>
          <table:table-cell table:style-name="ce13" table:formula="of:=IF([.E62]&lt;[.I62];1;0)" office:value-type="float" office:value="0" calcext:value-type="float">
            <text:p>0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990.28pt" svg:height="369.18pt" svg:x="0pt" svg:y="744.38pt">
            <loext:p draw:notify-on-update-of-ranges="'EVALUASI PDR'.C52:'EVALUASI PDR'.C52 'EVALUASI PDR'.C53:'EVALUASI PDR'.C57 'EVALUASI PDR'.D52:'EVALUASI PDR'.D52 'EVALUASI PDR'.D53:'EVALUASI PDR'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53.77" calcext:value-type="float">
            <text:p>53.77</text:p>
          </table:table-cell>
          <table:table-cell office:value-type="float" office:value="48.76" calcext:value-type="float">
            <text:p>48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59.7" calcext:value-type="float">
            <text:p>59.7</text:p>
          </table:table-cell>
          <table:table-cell office:value-type="float" office:value="65.5" calcext:value-type="float">
            <text:p>65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55.88" calcext:value-type="float">
            <text:p>55.88</text:p>
          </table:table-cell>
          <table:table-cell office:value-type="float" office:value="56.41" calcext:value-type="float">
            <text:p>56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49.49" calcext:value-type="float">
            <text:p>49.49</text:p>
          </table:table-cell>
          <table:table-cell office:value-type="float" office:value="54.27" calcext:value-type="float">
            <text:p>54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54.64" calcext:value-type="float">
            <text:p>54.64</text:p>
          </table:table-cell>
          <table:table-cell office:value-type="float" office:value="53.96" calcext:value-type="float">
            <text:p>53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42.5" calcext:value-type="float">
            <text:p>42.5</text:p>
          </table:table-cell>
          <table:table-cell office:value-type="float" office:value="54.36" calcext:value-type="float">
            <text:p>54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64.43" calcext:value-type="float">
            <text:p>64.4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41.84" calcext:value-type="float">
            <text:p>41.84</text:p>
          </table:table-cell>
          <table:table-cell office:value-type="float" office:value="57.87" calcext:value-type="float">
            <text:p>57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58.59" calcext:value-type="float">
            <text:p>58.59</text:p>
          </table:table-cell>
          <table:table-cell office:value-type="float" office:value="60.51" calcext:value-type="float">
            <text:p>60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52.24" calcext:value-type="float">
            <text:p>52.24</text:p>
          </table:table-cell>
          <table:table-cell office:value-type="float" office:value="67.84" calcext:value-type="float">
            <text:p>67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57.51" calcext:value-type="float">
            <text:p>57.51</text:p>
          </table:table-cell>
          <table:table-cell table:style-name="ce4" office:value-type="float" office:value="59.2" calcext:value-type="float">
            <text:p>59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6.19" calcext:value-type="float">
            <text:p>56.19</text:p>
          </table:table-cell>
          <table:table-cell table:style-name="ce4" office:value-type="float" office:value="56.48" calcext:value-type="float">
            <text:p>56.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44.9" calcext:value-type="float">
            <text:p>44.9</text:p>
          </table:table-cell>
          <table:table-cell table:style-name="ce4" office:value-type="float" office:value="64.06" calcext:value-type="float">
            <text:p>64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69.74" calcext:value-type="float">
            <text:p>69.74</text:p>
          </table:table-cell>
          <table:table-cell table:style-name="ce4" office:value-type="float" office:value="73.53" calcext:value-type="float">
            <text:p>73.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53.47" calcext:value-type="float">
            <text:p>53.47</text:p>
          </table:table-cell>
          <table:table-cell table:style-name="ce4" office:value-type="float" office:value="53.3" calcext:value-type="float">
            <text:p>5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64.25" calcext:value-type="float">
            <text:p>64.25</text:p>
          </table:table-cell>
          <table:table-cell table:style-name="ce4" office:value-type="float" office:value="58.71" calcext:value-type="float">
            <text:p>58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64.32" calcext:value-type="float">
            <text:p>64.32</text:p>
          </table:table-cell>
          <table:table-cell table:style-name="ce4" office:value-type="float" office:value="56.35" calcext:value-type="float">
            <text:p>56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55.38" calcext:value-type="float">
            <text:p>55.38</text:p>
          </table:table-cell>
          <table:table-cell table:style-name="ce4" office:value-type="float" office:value="56.19" calcext:value-type="float">
            <text:p>56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57.43" calcext:value-type="float">
            <text:p>57.43</text:p>
          </table:table-cell>
          <table:table-cell table:style-name="ce4" office:value-type="float" office:value="65.85" calcext:value-type="float">
            <text:p>65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57.35" calcext:value-type="float">
            <text:p>57.35</text:p>
          </table:table-cell>
          <table:table-cell table:style-name="ce4" office:value-type="float" office:value="57.22" calcext:value-type="float">
            <text:p>57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51.03" calcext:value-type="float">
            <text:p>51.03</text:p>
          </table:table-cell>
          <table:table-cell table:style-name="ce5" office:value-type="float" office:value="52.45" calcext:value-type="float">
            <text:p>52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53.81" calcext:value-type="float">
            <text:p>53.81</text:p>
          </table:table-cell>
          <table:table-cell table:style-name="ce5" office:value-type="float" office:value="62.36" calcext:value-type="float">
            <text:p>62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51.52" calcext:value-type="float">
            <text:p>51.52</text:p>
          </table:table-cell>
          <table:table-cell table:style-name="ce5" office:value-type="float" office:value="51.76" calcext:value-type="float">
            <text:p>51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61.58" calcext:value-type="float">
            <text:p>61.58</text:p>
          </table:table-cell>
          <table:table-cell table:style-name="ce5" office:value-type="float" office:value="62.31" calcext:value-type="float">
            <text:p>62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49.49" calcext:value-type="float">
            <text:p>49.49</text:p>
          </table:table-cell>
          <table:table-cell table:style-name="ce5" office:value-type="float" office:value="67.86" calcext:value-type="float">
            <text:p>67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59.9" calcext:value-type="float">
            <text:p>59.9</text:p>
          </table:table-cell>
          <table:table-cell table:style-name="ce5" office:value-type="float" office:value="61.46" calcext:value-type="float">
            <text:p>61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64.97" calcext:value-type="float">
            <text:p>64.97</text:p>
          </table:table-cell>
          <table:table-cell table:style-name="ce5" office:value-type="float" office:value="59.22" calcext:value-type="float">
            <text:p>59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65" calcext:value-type="float">
            <text:p>61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46.97" calcext:value-type="float">
            <text:p>46.97</text:p>
          </table:table-cell>
          <table:table-cell table:style-name="ce5" office:value-type="float" office:value="48.72" calcext:value-type="float">
            <text:p>48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5.96" calcext:value-type="float">
            <text:p>55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60.4" calcext:value-type="float">
            <text:p>60.4</text:p>
          </table:table-cell>
          <table:table-cell table:style-name="ce6" office:value-type="float" office:value="54.92" calcext:value-type="float">
            <text:p>54.9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41.21" calcext:value-type="float">
            <text:p>41.21</text:p>
          </table:table-cell>
          <table:table-cell table:style-name="ce6" office:value-type="float" office:value="48.47" calcext:value-type="float">
            <text:p>48.4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57.81" calcext:value-type="float">
            <text:p>57.81</text:p>
          </table:table-cell>
          <table:table-cell table:style-name="ce6" office:value-type="float" office:value="61.42" calcext:value-type="float">
            <text:p>61.4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9.39" calcext:value-type="float">
            <text:p>59.39</text:p>
          </table:table-cell>
          <table:table-cell table:style-name="ce6" office:value-type="float" office:value="59.51" calcext:value-type="float">
            <text:p>59.5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57.36" calcext:value-type="float">
            <text:p>57.36</text:p>
          </table:table-cell>
          <table:table-cell table:style-name="ce6" office:value-type="float" office:value="58.5" calcext:value-type="float">
            <text:p>58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58.5" calcext:value-type="float">
            <text:p>58.5</text:p>
          </table:table-cell>
          <table:table-cell table:style-name="ce6" office:value-type="float" office:value="59.18" calcext:value-type="float">
            <text:p>59.1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61.42" calcext:value-type="float">
            <text:p>61.42</text:p>
          </table:table-cell>
          <table:table-cell table:style-name="ce6" office:value-type="float" office:value="55.56" calcext:value-type="float">
            <text:p>55.5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63.02" calcext:value-type="float">
            <text:p>63.02</text:p>
          </table:table-cell>
          <table:table-cell table:style-name="ce6" office:value-type="float" office:value="63.05" calcext:value-type="float">
            <text:p>63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65.82" calcext:value-type="float">
            <text:p>65.82</text:p>
          </table:table-cell>
          <table:table-cell table:style-name="ce6" office:value-type="float" office:value="58.97" calcext:value-type="float">
            <text:p>58.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43.37" calcext:value-type="float">
            <text:p>43.37</text:p>
          </table:table-cell>
          <table:table-cell table:style-name="ce6" office:value-type="float" office:value="60.1" calcext:value-type="float">
            <text:p>60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float" office:value="59.38" calcext:value-type="float">
            <text:p>59.3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47.52" calcext:value-type="float">
            <text:p>47.52</text:p>
          </table:table-cell>
          <table:table-cell table:style-name="ce7" office:value-type="float" office:value="65.66" calcext:value-type="float">
            <text:p>65.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58.21" calcext:value-type="float">
            <text:p>58.21</text:p>
          </table:table-cell>
          <table:table-cell table:style-name="ce7" office:value-type="float" office:value="68.69" calcext:value-type="float">
            <text:p>68.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56.57" calcext:value-type="float">
            <text:p>56.57</text:p>
          </table:table-cell>
          <table:table-cell table:style-name="ce7" office:value-type="float" office:value="58.79" calcext:value-type="float">
            <text:p>58.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59.2" calcext:value-type="float">
            <text:p>59.2</text:p>
          </table:table-cell>
          <table:table-cell table:style-name="ce7" office:value-type="float" office:value="61.54" calcext:value-type="float">
            <text:p>61.5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61.81" calcext:value-type="float">
            <text:p>61.81</text:p>
          </table:table-cell>
          <table:table-cell table:style-name="ce7" office:value-type="float" office:value="62.87" calcext:value-type="float">
            <text:p>62.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4.73" calcext:value-type="float">
            <text:p>54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61.22" calcext:value-type="float">
            <text:p>61.2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58.67" calcext:value-type="float">
            <text:p>58.6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8.42" calcext:value-type="float">
            <text:p>58.42</text:p>
          </table:table-cell>
          <table:table-cell table:style-name="ce7" office:value-type="float" office:value="60.94" calcext:value-type="float">
            <text:p>60.94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53.308" calcext:value-type="float">
            <text:p>53.308</text:p>
          </table:table-cell>
          <table:table-cell table:style-name="Default" table:formula="of:=AVERAGE([.D2:.D11])" office:value-type="float" office:value="58.548" calcext:value-type="float">
            <text:p>58.54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58.054" calcext:value-type="float">
            <text:p>58.054</text:p>
          </table:table-cell>
          <table:table-cell table:style-name="Default" table:formula="of:=AVERAGE([.D12:.D21])" office:value-type="float" office:value="60.089" calcext:value-type="float">
            <text:p>60.08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56.089" calcext:value-type="float">
            <text:p>56.089</text:p>
          </table:table-cell>
          <table:table-cell table:style-name="Default" table:formula="of:=AVERAGE([.D22:.D31])" office:value-type="float" office:value="58.375" calcext:value-type="float">
            <text:p>58.37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56.83" calcext:value-type="float">
            <text:p>56.83</text:p>
          </table:table-cell>
          <table:table-cell table:style-name="Default" table:formula="of:=AVERAGE([.D32:.D41])" office:value-type="float" office:value="57.968" calcext:value-type="float">
            <text:p>57.96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58.396" calcext:value-type="float">
            <text:p>58.396</text:p>
          </table:table-cell>
          <table:table-cell table:style-name="Default" table:formula="of:=AVERAGE([.D42:.D51])" office:value-type="float" office:value="61.249" calcext:value-type="float">
            <text:p>61.249</text:p>
          </table:table-cell>
          <table:table-cell table:style-name="Default" table:number-columns-repeated="3"/>
        </table:table-row>
      </table:table>
      <table:table table:name="EVALUASI THROUGHPUT" table:style-name="ta1">
        <table:shapes>
          <draw:frame draw:z-index="0" draw:style-name="gr1" draw:text-style-name="P1" svg:width="990.28pt" svg:height="369.18pt" svg:x="0pt" svg:y="744.38pt">
            <loext:p draw:notify-on-update-of-ranges="'EVALUASI THROUGHPUT'.C52:'EVALUASI THROUGHPUT'.C52 'EVALUASI THROUGHPUT'.C53:'EVALUASI THROUGHPUT'.C57 'EVALUASI THROUGHPUT'.D52:'EVALUASI THROUGHPUT'.D52 'EVALUASI THROUGHPUT'.D53:'EVALUASI THROUGHPUT'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2.28" calcext:value-type="float">
            <text:p>2.28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2.58" calcext:value-type="float">
            <text:p>2.58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.44" calcext:value-type="float">
            <text:p>2.44</text:p>
          </table:table-cell>
          <table:table-cell office:value-type="float" office:value="2.36" calcext:value-type="float">
            <text:p>2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.09" calcext:value-type="float">
            <text:p>2.09</text:p>
          </table:table-cell>
          <table:table-cell office:value-type="float" office:value="2.31" calcext:value-type="float">
            <text:p>2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.27" calcext:value-type="float">
            <text:p>2.27</text:p>
          </table:table-cell>
          <table:table-cell office:value-type="float" office:value="2.33" calcext:value-type="float">
            <text:p>2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1.82" calcext:value-type="float">
            <text:p>1.82</text:p>
          </table:table-cell>
          <table:table-cell office:value-type="float" office:value="2.26" calcext:value-type="float">
            <text:p>2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.68" calcext:value-type="float">
            <text:p>2.68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.75" calcext:value-type="float">
            <text:p>1.75</text:p>
          </table:table-cell>
          <table:table-cell office:value-type="float" office:value="2.44" calcext:value-type="float">
            <text:p>2.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.24" calcext:value-type="float">
            <text:p>2.24</text:p>
          </table:table-cell>
          <table:table-cell office:value-type="float" office:value="2.89" calcext:value-type="float">
            <text:p>2.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2.54" calcext:value-type="float">
            <text:p>2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number-columns-repeated="2" table:style-name="ce4" office:value-type="float" office:value="2.33" calcext:value-type="float">
            <text:p>2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2.91" calcext:value-type="float">
            <text:p>2.91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2.53" calcext:value-type="float">
            <text:p>2.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2.89" calcext:value-type="float">
            <text:p>2.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2.38" calcext:value-type="float">
            <text:p>2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2.11" calcext:value-type="float">
            <text:p>2.11</text:p>
          </table:table-cell>
          <table:table-cell table:style-name="ce5"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2.57" calcext:value-type="float">
            <text:p>2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2.65" calcext:value-type="float">
            <text:p>2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.85" calcext:value-type="float">
            <text:p>2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2.69" calcext:value-type="float">
            <text:p>2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2.61" calcext:value-type="float">
            <text:p>2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.62" calcext:value-type="float">
            <text:p>2.62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2.31" calcext:value-type="float">
            <text:p>2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2.27" calcext:value-type="float">
            <text:p>2.2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.76" calcext:value-type="float">
            <text:p>1.76</text:p>
          </table:table-cell>
          <table:table-cell table:style-name="ce6" office:value-type="float" office:value="2.03" calcext:value-type="float">
            <text:p>2.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2.38" calcext:value-type="float">
            <text:p>2.38</text:p>
          </table:table-cell>
          <table:table-cell table:style-name="ce6" office:value-type="float" office:value="2.59" calcext:value-type="float">
            <text:p>2.5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.61" calcext:value-type="float">
            <text:p>2.6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.49" calcext:value-type="float">
            <text:p>2.4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2.36" calcext:value-type="float">
            <text:p>2.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2.58" calcext:value-type="float">
            <text:p>2.58</text:p>
          </table:table-cell>
          <table:table-cell table:style-name="ce6" office:value-type="float" office:value="2.74" calcext:value-type="float">
            <text:p>2.7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2.76" calcext:value-type="float">
            <text:p>2.76</text:p>
          </table:table-cell>
          <table:table-cell table:style-name="ce6" office:value-type="float" office:value="2.47" calcext:value-type="float">
            <text:p>2.4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1.82" calcext:value-type="float">
            <text:p>1.82</text:p>
          </table:table-cell>
          <table:table-cell table:style-name="ce6" office:value-type="float" office:value="2.54" calcext:value-type="float">
            <text:p>2.5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44" calcext:value-type="float">
            <text:p>2.4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2.78" calcext:value-type="float">
            <text:p>2.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92" calcext:value-type="float">
            <text:p>2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2.58" calcext:value-type="float">
            <text:p>2.5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73" calcext:value-type="float">
            <text:p>2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6" calcext:value-type="float">
            <text:p>2.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8" calcext:value-type="float">
            <text:p>2.5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2.47" calcext:value-type="float">
            <text:p>2.4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2.52" calcext:value-type="float">
            <text:p>2.52</text:p>
          </table:table-cell>
          <table:table-cell table:style-name="ce7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2.264" calcext:value-type="float">
            <text:p>2.264</text:p>
          </table:table-cell>
          <table:table-cell table:style-name="Default" table:formula="of:=AVERAGE([.D2:.D11])" office:value-type="float" office:value="2.483" calcext:value-type="float">
            <text:p>2.48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2.451" calcext:value-type="float">
            <text:p>2.451</text:p>
          </table:table-cell>
          <table:table-cell table:style-name="Default" table:formula="of:=AVERAGE([.D12:.D21])" office:value-type="float" office:value="2.546" calcext:value-type="float">
            <text:p>2.54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2.383" calcext:value-type="float">
            <text:p>2.383</text:p>
          </table:table-cell>
          <table:table-cell table:style-name="Default" table:formula="of:=AVERAGE([.D22:.D31])" office:value-type="float" office:value="2.493" calcext:value-type="float">
            <text:p>2.49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2.392" calcext:value-type="float">
            <text:p>2.392</text:p>
          </table:table-cell>
          <table:table-cell table:style-name="Default" table:formula="of:=AVERAGE([.D32:.D41])" office:value-type="float" office:value="2.46" calcext:value-type="float">
            <text:p>2.4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2.5" calcext:value-type="float">
            <text:p>2.5</text:p>
          </table:table-cell>
          <table:table-cell table:style-name="Default" table:formula="of:=AVERAGE([.D42:.D51])" office:value-type="float" office:value="2.586" calcext:value-type="float">
            <text:p>2.586</text:p>
          </table:table-cell>
          <table:table-cell table:style-name="Default" table:number-columns-repeated="3"/>
        </table:table-row>
      </table:table>
      <table:table table:name="EVALUASI E2ED" table:style-name="ta1">
        <table:shapes>
          <draw:frame draw:z-index="0" draw:style-name="gr1" draw:text-style-name="P1" svg:width="990.28pt" svg:height="369.18pt" svg:x="0pt" svg:y="744.38pt">
            <loext:p draw:notify-on-update-of-ranges="'EVALUASI E2ED'.C52:'EVALUASI E2ED'.C52 'EVALUASI E2ED'.C53:'EVALUASI E2ED'.C57 'EVALUASI E2ED'.D52:'EVALUASI E2ED'.D52 'EVALUASI E2ED'.D53:'EVALUASI E2ED'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31.28" calcext:value-type="float">
            <text:p>31.28</text:p>
          </table:table-cell>
          <table:table-cell office:value-type="float" office:value="30.59" calcext:value-type="float">
            <text:p>30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30.29" calcext:value-type="float">
            <text:p>30.29</text:p>
          </table:table-cell>
          <table:table-cell office:value-type="float" office:value="34.92" calcext:value-type="float">
            <text:p>34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33.41" calcext:value-type="float">
            <text:p>33.41</text:p>
          </table:table-cell>
          <table:table-cell office:value-type="float" office:value="30.29" calcext:value-type="float">
            <text:p>30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34.28" calcext:value-type="float">
            <text:p>34.28</text:p>
          </table:table-cell>
          <table:table-cell office:value-type="float" office:value="32.36" calcext:value-type="float">
            <text:p>32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31.91" calcext:value-type="float">
            <text:p>31.91</text:p>
          </table:table-cell>
          <table:table-cell office:value-type="float" office:value="31.11" calcext:value-type="float">
            <text:p>31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32.41" calcext:value-type="float">
            <text:p>32.41</text:p>
          </table:table-cell>
          <table:table-cell office:value-type="float" office:value="30.61" calcext:value-type="float">
            <text:p>30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31.49" calcext:value-type="float">
            <text:p>31.49</text:p>
          </table:table-cell>
          <table:table-cell office:value-type="float" office:value="26.93" calcext:value-type="float">
            <text:p>26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32.41" calcext:value-type="float">
            <text:p>32.41</text:p>
          </table:table-cell>
          <table:table-cell office:value-type="float" office:value="30.74" calcext:value-type="float">
            <text:p>3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31.43" calcext:value-type="float">
            <text:p>31.43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8.1" calcext:value-type="float">
            <text:p>28.1</text:p>
          </table:table-cell>
          <table:table-cell office:value-type="float" office:value="33.88" calcext:value-type="float">
            <text:p>33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6.68" calcext:value-type="float">
            <text:p>36.68</text:p>
          </table:table-cell>
          <table:table-cell table:style-name="ce4" office:value-type="float" office:value="37.05" calcext:value-type="float">
            <text:p>37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35.46" calcext:value-type="float">
            <text:p>35.46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26.18" calcext:value-type="float">
            <text:p>26.18</text:p>
          </table:table-cell>
          <table:table-cell table:style-name="ce4" office:value-type="float" office:value="31.75" calcext:value-type="float">
            <text:p>31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30.27" calcext:value-type="float">
            <text:p>30.27</text:p>
          </table:table-cell>
          <table:table-cell table:style-name="ce4" office:value-type="float" office:value="30.73" calcext:value-type="float">
            <text:p>30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0.27" calcext:value-type="float">
            <text:p>30.27</text:p>
          </table:table-cell>
          <table:table-cell table:style-name="ce4" office:value-type="float" office:value="30.61" calcext:value-type="float">
            <text:p>30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9.17" calcext:value-type="float">
            <text:p>29.17</text:p>
          </table:table-cell>
          <table:table-cell table:style-name="ce4" office:value-type="float" office:value="42.17" calcext:value-type="float">
            <text:p>42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1.28" calcext:value-type="float">
            <text:p>31.28</text:p>
          </table:table-cell>
          <table:table-cell table:style-name="ce4" office:value-type="float" office:value="30.45" calcext:value-type="float">
            <text:p>30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40.91" calcext:value-type="float">
            <text:p>40.91</text:p>
          </table:table-cell>
          <table:table-cell table:style-name="ce4" office:value-type="float" office:value="32.51" calcext:value-type="float">
            <text:p>32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32.25" calcext:value-type="float">
            <text:p>32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0.39" calcext:value-type="float">
            <text:p>30.39</text:p>
          </table:table-cell>
          <table:table-cell table:style-name="ce4" office:value-type="float" office:value="30.68" calcext:value-type="float">
            <text:p>30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1.15" calcext:value-type="float">
            <text:p>31.15</text:p>
          </table:table-cell>
          <table:table-cell table:style-name="ce5" office:value-type="float" office:value="30.56" calcext:value-type="float">
            <text:p>30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30.39" calcext:value-type="float">
            <text:p>30.39</text:p>
          </table:table-cell>
          <table:table-cell table:style-name="ce5" office:value-type="float" office:value="32.11" calcext:value-type="float">
            <text:p>3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31.5" calcext:value-type="float">
            <text:p>31.5</text:p>
          </table:table-cell>
          <table:table-cell table:style-name="ce5" office:value-type="float" office:value="39.37" calcext:value-type="float">
            <text:p>39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office:value-type="float" office:value="31.03" calcext:value-type="float">
            <text:p>31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32.73" calcext:value-type="float">
            <text:p>32.73</text:p>
          </table:table-cell>
          <table:table-cell table:style-name="ce5"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5.86" calcext:value-type="float">
            <text:p>25.86</text:p>
          </table:table-cell>
          <table:table-cell table:style-name="ce5" office:value-type="float" office:value="30.57" calcext:value-type="float">
            <text:p>30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37.88" calcext:value-type="float">
            <text:p>37.88</text:p>
          </table:table-cell>
          <table:table-cell table:style-name="ce5" office:value-type="float" office:value="30.97" calcext:value-type="float">
            <text:p>30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85.54" calcext:value-type="float">
            <text:p>85.54</text:p>
          </table:table-cell>
          <table:table-cell table:style-name="ce5" office:value-type="float" office:value="102.09" calcext:value-type="float">
            <text:p>102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34.49" calcext:value-type="float">
            <text:p>34.49</text:p>
          </table:table-cell>
          <table:table-cell table:style-name="ce5" office:value-type="float" office:value="34.46" calcext:value-type="float">
            <text:p>34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33.47" calcext:value-type="float">
            <text:p>33.47</text:p>
          </table:table-cell>
          <table:table-cell table:style-name="ce5" office:value-type="float" office:value="30.85" calcext:value-type="float">
            <text:p>30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2.76" calcext:value-type="float">
            <text:p>32.76</text:p>
          </table:table-cell>
          <table:table-cell table:style-name="ce6" office:value-type="float" office:value="30.71" calcext:value-type="float">
            <text:p>30.7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37.67" calcext:value-type="float">
            <text:p>37.67</text:p>
          </table:table-cell>
          <table:table-cell table:style-name="ce6" office:value-type="float" office:value="42.1" calcext:value-type="float">
            <text:p>42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37.09" calcext:value-type="float">
            <text:p>37.09</text:p>
          </table:table-cell>
          <table:table-cell table:style-name="ce6" office:value-type="float" office:value="30.57" calcext:value-type="float">
            <text:p>30.5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36.53" calcext:value-type="float">
            <text:p>36.53</text:p>
          </table:table-cell>
          <table:table-cell table:style-name="ce6" office:value-type="float" office:value="223.97" calcext:value-type="float">
            <text:p>223.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34.51" calcext:value-type="float">
            <text:p>34.51</text:p>
          </table:table-cell>
          <table:table-cell table:style-name="ce6" office:value-type="float" office:value="34.96" calcext:value-type="float">
            <text:p>34.9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31.19" calcext:value-type="float">
            <text:p>31.19</text:p>
          </table:table-cell>
          <table:table-cell table:style-name="ce6" office:value-type="float" office:value="48.72" calcext:value-type="float">
            <text:p>48.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71.19" calcext:value-type="float">
            <text:p>171.19</text:p>
          </table:table-cell>
          <table:table-cell table:style-name="ce6" office:value-type="float" office:value="31.26" calcext:value-type="float">
            <text:p>31.2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30.38" calcext:value-type="float">
            <text:p>30.38</text:p>
          </table:table-cell>
          <table:table-cell table:style-name="ce6" office:value-type="float" office:value="40.1" calcext:value-type="float">
            <text:p>40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26.64" calcext:value-type="float">
            <text:p>26.64</text:p>
          </table:table-cell>
          <table:table-cell table:style-name="ce6" office:value-type="float" office:value="26.98" calcext:value-type="float">
            <text:p>26.9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35.31" calcext:value-type="float">
            <text:p>35.31</text:p>
          </table:table-cell>
          <table:table-cell table:style-name="ce6" office:value-type="float" office:value="31.27" calcext:value-type="float">
            <text:p>31.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0.44" calcext:value-type="float">
            <text:p>30.44</text:p>
          </table:table-cell>
          <table:table-cell table:style-name="ce7" office:value-type="float" office:value="46.27" calcext:value-type="float">
            <text:p>46.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30.62" calcext:value-type="float">
            <text:p>130.6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0.5" calcext:value-type="float">
            <text:p>30.5</text:p>
          </table:table-cell>
          <table:table-cell table:style-name="ce7" office:value-type="float" office:value="30.65" calcext:value-type="float">
            <text:p>30.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0.33" calcext:value-type="float">
            <text:p>30.33</text:p>
          </table:table-cell>
          <table:table-cell table:style-name="ce7" office:value-type="float" office:value="30.32" calcext:value-type="float">
            <text:p>30.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34.13" calcext:value-type="float">
            <text:p>34.13</text:p>
          </table:table-cell>
          <table:table-cell table:style-name="ce7" office:value-type="float" office:value="110.02" calcext:value-type="float">
            <text:p>110.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6.63" calcext:value-type="float">
            <text:p>36.63</text:p>
          </table:table-cell>
          <table:table-cell table:style-name="ce7" office:value-type="float" office:value="32.02" calcext:value-type="float">
            <text:p>32.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30.35" calcext:value-type="float">
            <text:p>30.35</text:p>
          </table:table-cell>
          <table:table-cell table:style-name="ce7" office:value-type="float" office:value="35.72" calcext:value-type="float">
            <text:p>35.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35.48" calcext:value-type="float">
            <text:p>35.48</text:p>
          </table:table-cell>
          <table:table-cell table:style-name="ce7" office:value-type="float" office:value="30.53" calcext:value-type="float">
            <text:p>30.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1.02" calcext:value-type="float">
            <text:p>31.02</text:p>
          </table:table-cell>
          <table:table-cell table:style-name="ce7" office:value-type="float" office:value="31.32" calcext:value-type="float">
            <text:p>31.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39.4" calcext:value-type="float">
            <text:p>39.4</text:p>
          </table:table-cell>
          <table:table-cell table:style-name="ce7" office:value-type="float" office:value="51.65" calcext:value-type="float">
            <text:p>51.65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31.701" calcext:value-type="float">
            <text:p>31.701</text:p>
          </table:table-cell>
          <table:table-cell table:style-name="Default" table:formula="of:=AVERAGE([.D2:.D11])" office:value-type="float" office:value="31.481" calcext:value-type="float">
            <text:p>31.4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32.081" calcext:value-type="float">
            <text:p>32.081</text:p>
          </table:table-cell>
          <table:table-cell table:style-name="Default" table:formula="of:=AVERAGE([.D12:.D21])" office:value-type="float" office:value="32.92" calcext:value-type="float">
            <text:p>32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37.381" calcext:value-type="float">
            <text:p>37.381</text:p>
          </table:table-cell>
          <table:table-cell table:style-name="Default" table:formula="of:=AVERAGE([.D22:.D31])" office:value-type="float" office:value="39.541" calcext:value-type="float">
            <text:p>39.54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47.327" calcext:value-type="float">
            <text:p>47.327</text:p>
          </table:table-cell>
          <table:table-cell table:style-name="Default" table:formula="of:=AVERAGE([.D32:.D41])" office:value-type="float" office:value="54.064" calcext:value-type="float">
            <text:p>54.06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33.228" calcext:value-type="float">
            <text:p>33.228</text:p>
          </table:table-cell>
          <table:table-cell table:style-name="Default" table:formula="of:=AVERAGE([.D42:.D51])" office:value-type="float" office:value="52.912" calcext:value-type="float">
            <text:p>52.912</text:p>
          </table:table-cell>
          <table:table-cell table:style-name="Default" table:number-columns-repeated="3"/>
        </table:table-row>
      </table:table>
      <table:table table:name="EVALUASI RO" table:style-name="ta1">
        <table:shapes>
          <draw:frame draw:z-index="0" draw:style-name="gr1" draw:text-style-name="P1" svg:width="990.28pt" svg:height="369.18pt" svg:x="0pt" svg:y="744.38pt">
            <loext:p draw:notify-on-update-of-ranges="'EVALUASI RO'.C52:'EVALUASI RO'.C52 'EVALUASI RO'.C53:'EVALUASI RO'.C57 'EVALUASI RO'.D52:'EVALUASI RO'.D52 'EVALUASI RO'.D53:'EVALUASI RO'.D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1490" calcext:value-type="float">
            <text:p>1490</text:p>
          </table:table-cell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1530" calcext:value-type="float">
            <text:p>1530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1634" calcext:value-type="float">
            <text:p>1634</text:p>
          </table:table-cell>
          <table:table-cell office:value-type="float" office:value="1671" calcext:value-type="float">
            <text:p>16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1503" calcext:value-type="float">
            <text:p>1503</text:p>
          </table:table-cell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1580" calcext:value-type="float">
            <text:p>1580</text:p>
          </table:table-cell>
          <table:table-cell office:value-type="float" office:value="1571" calcext:value-type="float">
            <text:p>15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1443" calcext:value-type="float">
            <text:p>1443</text:p>
          </table:table-cell>
          <table:table-cell office:value-type="float" office:value="1541" calcext:value-type="float">
            <text:p>15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1403" calcext:value-type="float">
            <text:p>1403</text:p>
          </table:table-cell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486" calcext:value-type="float">
            <text:p>1486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1626" calcext:value-type="float">
            <text:p>1626</text:p>
          </table:table-cell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1455" calcext:value-type="float">
            <text:p>1455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1677" calcext:value-type="float">
            <text:p>1677</text:p>
          </table:table-cell>
          <table:table-cell table:style-name="ce4"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1492" calcext:value-type="float">
            <text:p>1492</text:p>
          </table:table-cell>
          <table:table-cell table:style-name="ce4"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1496" calcext:value-type="float">
            <text:p>1496</text:p>
          </table:table-cell>
          <table:table-cell table:style-name="ce4"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1546" calcext:value-type="float">
            <text:p>1546</text:p>
          </table:table-cell>
          <table:table-cell table:style-name="ce4"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1645" calcext:value-type="float">
            <text:p>16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539" calcext:value-type="float">
            <text:p>1539</text:p>
          </table:table-cell>
          <table:table-cell table:style-name="ce4" office:value-type="float" office:value="1473" calcext:value-type="float">
            <text:p>1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1525" calcext:value-type="float">
            <text:p>1525</text:p>
          </table:table-cell>
          <table:table-cell table:style-name="ce5"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1444" calcext:value-type="float">
            <text:p>1444</text:p>
          </table:table-cell>
          <table:table-cell table:style-name="ce5"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1413" calcext:value-type="float">
            <text:p>1413</text:p>
          </table:table-cell>
          <table:table-cell table:style-name="ce5"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1514" calcext:value-type="float">
            <text:p>1514</text:p>
          </table:table-cell>
          <table:table-cell table:style-name="ce5"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1383" calcext:value-type="float">
            <text:p>1383</text:p>
          </table:table-cell>
          <table:table-cell table:style-name="ce5"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524" calcext:value-type="float">
            <text:p>1524</text:p>
          </table:table-cell>
          <table:table-cell table:style-name="ce5" office:value-type="float" office:value="1685" calcext:value-type="float">
            <text:p>16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1468" calcext:value-type="float">
            <text:p>1468</text:p>
          </table:table-cell>
          <table:table-cell table:style-name="ce5" office:value-type="float" office:value="1552" calcext:value-type="float">
            <text:p>15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527" calcext:value-type="float">
            <text:p>1527</text:p>
          </table:table-cell>
          <table:table-cell table:style-name="ce6" office:value-type="float" office:value="1623" calcext:value-type="float">
            <text:p>162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1695" calcext:value-type="float">
            <text:p>16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457" calcext:value-type="float">
            <text:p>1457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1506" calcext:value-type="float">
            <text:p>1506</text:p>
          </table:table-cell>
          <table:table-cell table:style-name="ce6" office:value-type="float" office:value="1596" calcext:value-type="float">
            <text:p>159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1724" calcext:value-type="float">
            <text:p>17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1487" calcext:value-type="float">
            <text:p>1487</text:p>
          </table:table-cell>
          <table:table-cell table:style-name="ce6" office:value-type="float" office:value="1802" calcext:value-type="float">
            <text:p>18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605" calcext:value-type="float">
            <text:p>1605</text:p>
          </table:table-cell>
          <table:table-cell table:style-name="ce6" office:value-type="float" office:value="1810" calcext:value-type="float">
            <text:p>181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1499" calcext:value-type="float">
            <text:p>1499</text:p>
          </table:table-cell>
          <table:table-cell table:style-name="ce6" office:value-type="float" office:value="1680" calcext:value-type="float">
            <text:p>168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397" calcext:value-type="float">
            <text:p>1397</text:p>
          </table:table-cell>
          <table:table-cell table:style-name="ce6" office:value-type="float" office:value="1606" calcext:value-type="float">
            <text:p>160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1419" calcext:value-type="float">
            <text:p>1419</text:p>
          </table:table-cell>
          <table:table-cell table:style-name="ce6" office:value-type="float" office:value="1649" calcext:value-type="float">
            <text:p>164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1621" calcext:value-type="float">
            <text:p>16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542" calcext:value-type="float">
            <text:p>1542</text:p>
          </table:table-cell>
          <table:table-cell table:style-name="ce7" office:value-type="float" office:value="1995" calcext:value-type="float">
            <text:p>19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1531" calcext:value-type="float">
            <text:p>1531</text:p>
          </table:table-cell>
          <table:table-cell table:style-name="ce7" office:value-type="float" office:value="1725" calcext:value-type="float">
            <text:p>17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1467" calcext:value-type="float">
            <text:p>1467</text:p>
          </table:table-cell>
          <table:table-cell table:style-name="ce7" office:value-type="float" office:value="1621" calcext:value-type="float">
            <text:p>16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float" office:value="1749" calcext:value-type="float">
            <text:p>174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1491" calcext:value-type="float">
            <text:p>1491</text:p>
          </table:table-cell>
          <table:table-cell table:style-name="ce7" office:value-type="float" office:value="1681" calcext:value-type="float">
            <text:p>16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1467" calcext:value-type="float">
            <text:p>1467</text:p>
          </table:table-cell>
          <table:table-cell table:style-name="ce7" office:value-type="float" office:value="1912" calcext:value-type="float">
            <text:p>191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425" calcext:value-type="float">
            <text:p>1425</text:p>
          </table:table-cell>
          <table:table-cell table:style-name="ce7" office:value-type="float" office:value="1525" calcext:value-type="float">
            <text:p>15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1506" calcext:value-type="float">
            <text:p>1506</text:p>
          </table:table-cell>
          <table:table-cell table:style-name="ce7" office:value-type="float" office:value="1636" calcext:value-type="float">
            <text:p>16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1971" calcext:value-type="float">
            <text:p>1971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1515" calcext:value-type="float">
            <text:p>1515</text:p>
          </table:table-cell>
          <table:table-cell table:style-name="Default" table:formula="of:=AVERAGE([.D2:.D11])" office:value-type="float" office:value="1538.2" calcext:value-type="float">
            <text:p>1538.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1510.9" calcext:value-type="float">
            <text:p>1510.9</text:p>
          </table:table-cell>
          <table:table-cell table:style-name="Default" table:formula="of:=AVERAGE([.D12:.D21])" office:value-type="float" office:value="1611.2" calcext:value-type="float">
            <text:p>1611.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1485" calcext:value-type="float">
            <text:p>1485</text:p>
          </table:table-cell>
          <table:table-cell table:style-name="Default" table:formula="of:=AVERAGE([.D22:.D31])" office:value-type="float" office:value="1835.7" calcext:value-type="float">
            <text:p>1835.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1491.9" calcext:value-type="float">
            <text:p>1491.9</text:p>
          </table:table-cell>
          <table:table-cell table:style-name="Default" table:formula="of:=AVERAGE([.D32:.D41])" office:value-type="float" office:value="1702.2" calcext:value-type="float">
            <text:p>1702.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1521.1" calcext:value-type="float">
            <text:p>1521.1</text:p>
          </table:table-cell>
          <table:table-cell table:style-name="Default" table:formula="of:=AVERAGE([.D42:.D51])" office:value-type="float" office:value="1743.6" calcext:value-type="float">
            <text:p>1743.6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6:12:29.738779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4-26T19:58:48.064766191</dc:date>
    <meta:editing-duration>P1DT1H48M28S</meta:editing-duration>
    <meta:editing-cycles>88</meta:editing-cycles>
    <meta:generator>LibreOffice/5.1.6.2$Linux_X86_64 LibreOffice_project/10m0$Build-2</meta:generator>
    <meta:document-statistic meta:table-count="5" meta:cell-count="16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049cm" svg:y="0.396cm" chart:style-name="ch2">
          <text:p>Average PDR</text:p>
        </chart:title>
        <chart:legend chart:legend-position="end" svg:x="32.375cm" svg:y="5.964cm" style:legend-expansion="high" chart:style-name="ch3"/>
        <chart:plot-area chart:style-name="ch4" table:cell-range-address="'EVALUASI PDR'.C52:'EVALUASI PDR'.D57" chart:data-source-has-labels="row" svg:x="0.698cm" svg:y="1.435cm" svg:width="30.979cm" svg:height="11.33cm">
          <chartooo:coordinate-region svg:x="1.319cm" svg:y="1.634cm" svg:width="30.264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C53:'EVALUASI PDR'.C57" chart:label-cell-address="'EVALUASI PDR'.C52:'EVALUASI PDR'.C52" chart:class="chart:line">
            <chart:data-point chart:repeated="5"/>
          </chart:series>
          <chart:series chart:style-name="ch8" chart:values-cell-range-address="'EVALUASI PDR'.D53:'EVALUASI PDR'.D57" chart:label-cell-address="'EVALUASI PDR'.D52:'EVALUASI PDR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52:'EVALUASI PDR'.C52</svg:desc>
                </draw:g>
              </table:table-cell>
              <table:table-cell office:value-type="string">
                <text:p>ODSDV</text:p>
                <draw:g>
                  <svg:desc>'EVALUASI PDR'.D52:'EVALUASI PDR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08">
                <text:p>53.308</text:p>
                <draw:g>
                  <svg:desc>'EVALUASI PDR'.C53:'EVALUASI PDR'.C57</svg:desc>
                </draw:g>
              </table:table-cell>
              <table:table-cell office:value-type="float" office:value="58.548">
                <text:p>58.548</text:p>
                <draw:g>
                  <svg:desc>'EVALUASI PDR'.D53:'EVALUASI PDR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054">
                <text:p>58.054</text:p>
              </table:table-cell>
              <table:table-cell office:value-type="float" office:value="60.089">
                <text:p>60.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089">
                <text:p>56.089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83">
                <text:p>56.83</text:p>
              </table:table-cell>
              <table:table-cell office:value-type="float" office:value="57.968">
                <text:p>57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396">
                <text:p>58.396</text:p>
              </table:table-cell>
              <table:table-cell office:value-type="float" office:value="61.249">
                <text:p>61.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414cm" svg:y="0.396cm" chart:style-name="ch2">
          <text:p>Average Throughput</text:p>
        </chart:title>
        <chart:legend chart:legend-position="end" svg:x="32.375cm" svg:y="5.964cm" style:legend-expansion="high" chart:style-name="ch3"/>
        <chart:plot-area chart:style-name="ch4" table:cell-range-address="'EVALUASI THROUGHPUT'.C52:'EVALUASI THROUGHPUT'.D57" chart:data-source-has-labels="row" svg:x="0.698cm" svg:y="1.435cm" svg:width="30.979cm" svg:height="11.33cm">
          <chartooo:coordinate-region svg:x="1.425cm" svg:y="1.634cm" svg:width="30.15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HROUGHPUT'.C53:'EVALUASI THROUGHPUT'.C57" chart:label-cell-address="'EVALUASI THROUGHPUT'.C52:'EVALUASI THROUGHPUT'.C52" chart:class="chart:line">
            <chart:data-point chart:repeated="5"/>
          </chart:series>
          <chart:series chart:style-name="ch8" chart:values-cell-range-address="'EVALUASI THROUGHPUT'.D53:'EVALUASI THROUGHPUT'.D57" chart:label-cell-address="'EVALUASI THROUGHPUT'.D52:'EVALUASI THROUGHPUT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HROUGHPUT'.C52:'EVALUASI THROUGHPUT'.C52</svg:desc>
                </draw:g>
              </table:table-cell>
              <table:table-cell office:value-type="string">
                <text:p>ODSDV</text:p>
                <draw:g>
                  <svg:desc>'EVALUASI THROUGHPUT'.D52:'EVALUASI THROUGHPUT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64">
                <text:p>2.264</text:p>
                <draw:g>
                  <svg:desc>'EVALUASI THROUGHPUT'.C53:'EVALUASI THROUGHPUT'.C57</svg:desc>
                </draw:g>
              </table:table-cell>
              <table:table-cell office:value-type="float" office:value="2.483">
                <text:p>2.483</text:p>
                <draw:g>
                  <svg:desc>'EVALUASI THROUGHPUT'.D53:'EVALUASI THROUGHPUT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1">
                <text:p>2.451</text:p>
              </table:table-cell>
              <table:table-cell office:value-type="float" office:value="2.546">
                <text:p>2.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83">
                <text:p>2.383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92">
                <text:p>2.39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86">
                <text:p>2.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943cm" svg:y="0.396cm" chart:style-name="ch2">
          <text:p>Average E2ED</text:p>
        </chart:title>
        <chart:legend chart:legend-position="end" svg:x="32.375cm" svg:y="5.964cm" style:legend-expansion="high" chart:style-name="ch3"/>
        <chart:plot-area chart:style-name="ch4" table:cell-range-address="'EVALUASI E2ED'.C52:'EVALUASI E2ED'.D57" chart:data-source-has-labels="row" svg:x="0.698cm" svg:y="1.435cm" svg:width="30.979cm" svg:height="11.33cm">
          <chartooo:coordinate-region svg:x="1.319cm" svg:y="1.634cm" svg:width="30.264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2ED'.C53:'EVALUASI E2ED'.C57" chart:label-cell-address="'EVALUASI E2ED'.C52:'EVALUASI E2ED'.C52" chart:class="chart:line">
            <chart:data-point chart:repeated="5"/>
          </chart:series>
          <chart:series chart:style-name="ch8" chart:values-cell-range-address="'EVALUASI E2ED'.D53:'EVALUASI E2ED'.D57" chart:label-cell-address="'EVALUASI E2ED'.D52:'EVALUASI E2ED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ED'.C52:'EVALUASI E2ED'.C52</svg:desc>
                </draw:g>
              </table:table-cell>
              <table:table-cell office:value-type="string">
                <text:p>ODSDV</text:p>
                <draw:g>
                  <svg:desc>'EVALUASI E2ED'.D52:'EVALUASI E2ED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701">
                <text:p>31.701</text:p>
                <draw:g>
                  <svg:desc>'EVALUASI E2ED'.C53:'EVALUASI E2ED'.C57</svg:desc>
                </draw:g>
              </table:table-cell>
              <table:table-cell office:value-type="float" office:value="31.481">
                <text:p>31.481</text:p>
                <draw:g>
                  <svg:desc>'EVALUASI E2ED'.D53:'EVALUASI E2ED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081">
                <text:p>32.081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381">
                <text:p>37.381</text:p>
              </table:table-cell>
              <table:table-cell office:value-type="float" office:value="39.541">
                <text:p>39.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327">
                <text:p>47.327</text:p>
              </table:table-cell>
              <table:table-cell office:value-type="float" office:value="54.064">
                <text:p>54.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228">
                <text:p>33.228</text:p>
              </table:table-cell>
              <table:table-cell office:value-type="float" office:value="52.912">
                <text:p>52.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181cm" svg:y="0.396cm" chart:style-name="ch2">
          <text:p>Average RO</text:p>
        </chart:title>
        <chart:legend chart:legend-position="end" svg:x="32.375cm" svg:y="5.964cm" style:legend-expansion="high" chart:style-name="ch3"/>
        <chart:plot-area chart:style-name="ch4" table:cell-range-address="'EVALUASI RO'.C52:'EVALUASI RO'.D57" chart:data-source-has-labels="row" svg:x="0.698cm" svg:y="1.435cm" svg:width="30.979cm" svg:height="11.33cm">
          <chartooo:coordinate-region svg:x="1.505cm" svg:y="1.634cm" svg:width="29.893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RO'.C53:'EVALUASI RO'.C57" chart:label-cell-address="'EVALUASI RO'.C52:'EVALUASI RO'.C52" chart:class="chart:line">
            <chart:data-point chart:repeated="5"/>
          </chart:series>
          <chart:series chart:style-name="ch8" chart:values-cell-range-address="'EVALUASI RO'.D53:'EVALUASI RO'.D57" chart:label-cell-address="'EVALUASI RO'.D52:'EVALUASI RO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52:'EVALUASI RO'.C52</svg:desc>
                </draw:g>
              </table:table-cell>
              <table:table-cell office:value-type="string">
                <text:p>ODSDV</text:p>
                <draw:g>
                  <svg:desc>'EVALUASI RO'.D52:'EVALUASI RO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5">
                <text:p>1515</text:p>
                <draw:g>
                  <svg:desc>'EVALUASI RO'.C53:'EVALUASI RO'.C57</svg:desc>
                </draw:g>
              </table:table-cell>
              <table:table-cell office:value-type="float" office:value="1538.2">
                <text:p>1538.2</text:p>
                <draw:g>
                  <svg:desc>'EVALUASI RO'.D53:'EVALUASI RO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0.9">
                <text:p>1510.9</text:p>
              </table:table-cell>
              <table:table-cell office:value-type="float" office:value="1611.2">
                <text:p>16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">
                <text:p>1485</text:p>
              </table:table-cell>
              <table:table-cell office:value-type="float" office:value="1835.7">
                <text:p>183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1.9">
                <text:p>1491.9</text:p>
              </table:table-cell>
              <table:table-cell office:value-type="float" office:value="1702.2">
                <text:p>170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1.1">
                <text:p>1521.1</text:p>
              </table:table-cell>
              <table:table-cell office:value-type="float" office:value="1743.6">
                <text:p>174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G12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G12:'5. DSDV modif perup helper'.G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G12:'5. DSDV modif perup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76">
                <text:p>48.76</text:p>
                <draw:g>
                  <svg:desc>'5. DSDV modif perup helper'.C13:'5. DSDV modif perup helper'.C62</svg:desc>
                </draw:g>
              </table:table-cell>
              <table:table-cell office:value-type="float" office:value="53.77">
                <text:p>53.77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5">
                <text:p>65.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41">
                <text:p>56.41</text:p>
              </table:table-cell>
              <table:table-cell office:value-type="float" office:value="55.88">
                <text:p>55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7">
                <text:p>54.27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96">
                <text:p>53.96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36">
                <text:p>54.3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87">
                <text:p>57.87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51">
                <text:p>60.51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84">
                <text:p>67.84</text:p>
              </table:table-cell>
              <table:table-cell office:value-type="float" office:value="52.24">
                <text:p>52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2">
                <text:p>59.2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48">
                <text:p>56.48</text:p>
              </table:table-cell>
              <table:table-cell office:value-type="float" office:value="56.19">
                <text:p>56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06">
                <text:p>64.0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53">
                <text:p>73.53</text:p>
              </table:table-cell>
              <table:table-cell office:value-type="float" office:value="69.74">
                <text:p>69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3">
                <text:p>53.3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71">
                <text:p>58.71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35">
                <text:p>56.3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19">
                <text:p>56.19</text:p>
              </table:table-cell>
              <table:table-cell office:value-type="float" office:value="55.38">
                <text:p>55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85">
                <text:p>65.85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22">
                <text:p>57.22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45">
                <text:p>52.45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36">
                <text:p>62.36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76">
                <text:p>51.76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31">
                <text:p>62.31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86">
                <text:p>67.86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46">
                <text:p>61.4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22">
                <text:p>59.22</text:p>
              </table:table-cell>
              <table:table-cell office:value-type="float" office:value="64.97">
                <text:p>64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.65">
                <text:p>61.65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72">
                <text:p>48.72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96">
                <text:p>55.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92">
                <text:p>54.9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47">
                <text:p>48.47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.42">
                <text:p>61.42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51">
                <text:p>59.51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.5">
                <text:p>58.5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18">
                <text:p>59.1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56">
                <text:p>55.56</text:p>
              </table:table-cell>
              <table:table-cell office:value-type="float" office:value="61.42">
                <text:p>61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05">
                <text:p>63.05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97">
                <text:p>58.97</text:p>
              </table:table-cell>
              <table:table-cell office:value-type="float" office:value="65.82">
                <text:p>65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1">
                <text:p>60.1</text:p>
              </table:table-cell>
              <table:table-cell office:value-type="float" office:value="43.37">
                <text:p>43.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38">
                <text:p>59.38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.66">
                <text:p>65.66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.69">
                <text:p>68.69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79">
                <text:p>58.79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54">
                <text:p>61.5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.87">
                <text:p>62.87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3">
                <text:p>54.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22">
                <text:p>61.22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67">
                <text:p>58.67</text:p>
              </table:table-cell>
              <table:table-cell office:value-type="float" office:value="68.97">
                <text:p>68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94">
                <text:p>60.94</text:p>
              </table:table-cell>
              <table:table-cell office:value-type="float" office:value="58.42">
                <text:p>58.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